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66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/>
      <style:text-properties style:font-name="Liberation Sans"/>
    </style:style>
    <style:style style:name="ce7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fo:background-color="#ff3333"/>
      <style:text-properties style:font-name="Liberation Sans"/>
    </style:style>
    <style:style style:name="ce9" style:family="table-cell" style:parent-style-name="Default">
      <style:table-cell-properties style:rotation-align="none"/>
      <style:text-properties fo:color="#ff0000" style:font-name="Liberation Sans" fo:font-weight="bold" style:font-weight-asian="bold" style:font-weight-complex="bold"/>
    </style:style>
    <style:style style:name="ce10" style:family="table-cell" style:parent-style-name="Default" style:data-style-name="N3">
      <style:text-properties fo:color="#ff0000"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3" table:number-columns-repeated="1012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imePix Run#</text:p>
          </table:table-cell>
          <table:table-cell table:style-name="ce1" office:value-type="string" calcext:value-type="string">
            <text:p>Y (cm)</text:p>
          </table:table-cell>
          <table:table-cell table:style-name="ce1" office:value-type="string" calcext:value-type="string">
            <text:p>X(cm)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NEVENTS</text:p>
          </table:table-cell>
          <table:table-cell table:style-name="ce1" office:value-type="string" calcext:value-type="string">
            <text:p>OV (V)</text:p>
          </table:table-cell>
          <table:table-cell table:style-name="ce1" office:value-type="string" calcext:value-type="string">
            <text:p>ntupled</text:p>
          </table:table-cell>
          <table:table-cell table:style-name="ce9" office:value-type="string" calcext:value-type="string">
            <text:p>Total Events = </text:p>
          </table:table-cell>
          <table:table-cell table:style-name="ce10" table:formula="of:=SUM([.I2:.I1022])" office:value-type="float" office:value="30669412" calcext:value-type="float">
            <text:p>30,669,412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71346" calcext:value-type="float">
            <text:p>1431771346</text:p>
          </table:table-cell>
          <table:table-cell table:style-name="ce2" office:value-type="float" office:value="1431771376" calcext:value-type="float">
            <text:p>1431771376</text:p>
          </table:table-cell>
          <table:table-cell table:style-name="ce2" office:value-type="float" office:value="1431771459" calcext:value-type="float">
            <text:p>1431771459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71346" calcext:value-type="float">
            <text:p>1431771346</text:p>
          </table:table-cell>
          <table:table-cell table:style-name="ce2" office:value-type="float" office:value="1431771376" calcext:value-type="float">
            <text:p>1431771376</text:p>
          </table:table-cell>
          <table:table-cell table:style-name="ce2" office:value-type="float" office:value="1431772178" calcext:value-type="float">
            <text:p>1431772178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73060" calcext:value-type="float">
            <text:p>1431773060</text:p>
          </table:table-cell>
          <table:table-cell table:style-name="ce2" office:value-type="float" office:value="1431773103" calcext:value-type="float">
            <text:p>1431773103</text:p>
          </table:table-cell>
          <table:table-cell table:style-name="ce2" office:value-type="float" office:value="1431773240" calcext:value-type="float">
            <text:p>1431773240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660" calcext:value-type="float">
            <text:p>9166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75135" calcext:value-type="float">
            <text:p>1431775135</text:p>
          </table:table-cell>
          <table:table-cell table:style-name="ce2" office:value-type="float" office:value="1431775158" calcext:value-type="float">
            <text:p>1431775158</text:p>
          </table:table-cell>
          <table:table-cell table:style-name="ce2" office:value-type="float" office:value="1431775207" calcext:value-type="float">
            <text:p>1431775207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20" calcext:value-type="float">
            <text:p>1152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75135" calcext:value-type="float">
            <text:p>1431775135</text:p>
          </table:table-cell>
          <table:table-cell table:style-name="ce2" office:value-type="float" office:value="1431775158" calcext:value-type="float">
            <text:p>1431775158</text:p>
          </table:table-cell>
          <table:table-cell table:style-name="ce2" office:value-type="float" office:value="1431775674" calcext:value-type="float">
            <text:p>1431775674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630" calcext:value-type="float">
            <text:p>8963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77320" calcext:value-type="float">
            <text:p>1431777320</text:p>
          </table:table-cell>
          <table:table-cell table:style-name="ce2" office:value-type="float" office:value="1431777341" calcext:value-type="float">
            <text:p>1431777341</text:p>
          </table:table-cell>
          <table:table-cell table:style-name="ce2" office:value-type="float" office:value="1431777374" calcext:value-type="float">
            <text:p>1431777374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082" calcext:value-type="float">
            <text:p>10108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79369" calcext:value-type="float">
            <text:p>1431779369</text:p>
          </table:table-cell>
          <table:table-cell table:style-name="ce2" office:value-type="float" office:value="1431779399" calcext:value-type="float">
            <text:p>1431779399</text:p>
          </table:table-cell>
          <table:table-cell table:style-name="ce2" office:value-type="float" office:value="1431779437" calcext:value-type="float">
            <text:p>1431779437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34" calcext:value-type="float">
            <text:p>9383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83413" calcext:value-type="float">
            <text:p>1431783413</text:p>
          </table:table-cell>
          <table:table-cell table:style-name="ce2" office:value-type="float" office:value="1431783435" calcext:value-type="float">
            <text:p>1431783435</text:p>
          </table:table-cell>
          <table:table-cell table:style-name="ce2" office:value-type="float" office:value="1431783563" calcext:value-type="float">
            <text:p>1431783563</text:p>
          </table:table-cell>
          <table:table-cell office:value-type="string" calcext:value-type="string">
            <text:p>5300—530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276" calcext:value-type="float">
            <text:p>9127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86464" calcext:value-type="float">
            <text:p>1431786464</text:p>
          </table:table-cell>
          <table:table-cell table:style-name="ce2" office:value-type="float" office:value="1431786479" calcext:value-type="float">
            <text:p>1431786479</text:p>
          </table:table-cell>
          <table:table-cell table:style-name="ce2" office:value-type="float" office:value="1431786652" calcext:value-type="float">
            <text:p>1431786652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37638" calcext:value-type="float">
            <text:p>137638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88573" calcext:value-type="float">
            <text:p>1431788573</text:p>
          </table:table-cell>
          <table:table-cell table:style-name="ce2" office:value-type="float" office:value="1431788595" calcext:value-type="float">
            <text:p>1431788595</text:p>
          </table:table-cell>
          <table:table-cell table:style-name="ce2" office:value-type="float" office:value="1431788625" calcext:value-type="float">
            <text:p>1431788625</text:p>
          </table:table-cell>
          <table:table-cell office:value-type="string" calcext:value-type="string">
            <text:p>no tpx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07722" calcext:value-type="float">
            <text:p>107722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90031" calcext:value-type="float">
            <text:p>1431790031</text:p>
          </table:table-cell>
          <table:table-cell table:style-name="ce2" office:value-type="float" office:value="1431790048" calcext:value-type="float">
            <text:p>1431790048</text:p>
          </table:table-cell>
          <table:table-cell table:style-name="ce2" office:value-type="float" office:value="1431790080" calcext:value-type="float">
            <text:p>1431790080</text:p>
          </table:table-cell>
          <table:table-cell office:value-type="string" calcext:value-type="string">
            <text:p>5312--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05970" calcext:value-type="float">
            <text:p>105970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91885" calcext:value-type="float">
            <text:p>1431791885</text:p>
          </table:table-cell>
          <table:table-cell table:style-name="ce2" office:value-type="float" office:value="1431791906" calcext:value-type="float">
            <text:p>1431791906</text:p>
          </table:table-cell>
          <table:table-cell table:style-name="ce2" office:value-type="float" office:value="1431791986" calcext:value-type="float">
            <text:p>1431791986</text:p>
          </table:table-cell>
          <table:table-cell table:style-name="ce2" office:value-type="string" calcext:value-type="string">
            <text:p>5316 (45k events), 5317 (94k events)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00348" calcext:value-type="float">
            <text:p>100348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93832" calcext:value-type="float">
            <text:p>1431793832</text:p>
          </table:table-cell>
          <table:table-cell table:style-name="ce2" office:value-type="float" office:value="1431793847" calcext:value-type="float">
            <text:p>1431793847</text:p>
          </table:table-cell>
          <table:table-cell table:style-name="ce2" office:value-type="float" office:value="1431793884" calcext:value-type="float">
            <text:p>1431793884</text:p>
          </table:table-cell>
          <table:table-cell office:value-type="string" calcext:value-type="string">
            <text:p>5318(17339 events), 5319(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34642" calcext:value-type="float">
            <text:p>134642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95733" calcext:value-type="float">
            <text:p>1431795733</text:p>
          </table:table-cell>
          <table:table-cell table:style-name="ce2" office:value-type="float" office:value="1431795760" calcext:value-type="float">
            <text:p>1431795760</text:p>
          </table:table-cell>
          <table:table-cell table:style-name="ce2" office:value-type="float" office:value="1431795834" calcext:value-type="float">
            <text:p>1431795834</text:p>
          </table:table-cell>
          <table:table-cell office:value-type="string" calcext:value-type="string">
            <text:p>no tpx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5840" calcext:value-type="float">
            <text:p>5840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95733" calcext:value-type="float">
            <text:p>1431795733</text:p>
          </table:table-cell>
          <table:table-cell table:style-name="ce2" office:value-type="float" office:value="1431795760" calcext:value-type="float">
            <text:p>1431795760</text:p>
          </table:table-cell>
          <table:table-cell table:style-name="ce2" office:value-type="float" office:value="1431796094" calcext:value-type="float">
            <text:p>1431796094</text:p>
          </table:table-cell>
          <table:table-cell office:value-type="string" calcext:value-type="string">
            <text:p>check log book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09262" calcext:value-type="float">
            <text:p>109262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797940" calcext:value-type="float">
            <text:p>1431797940</text:p>
          </table:table-cell>
          <table:table-cell table:style-name="ce2" office:value-type="float" office:value="1431797957" calcext:value-type="float">
            <text:p>1431797957</text:p>
          </table:table-cell>
          <table:table-cell table:style-name="ce2" office:value-type="float" office:value="1431798001" calcext:value-type="float">
            <text:p>1431798001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44516" calcext:value-type="float">
            <text:p>144516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801151" calcext:value-type="float">
            <text:p>1431801151</text:p>
          </table:table-cell>
          <table:table-cell table:style-name="ce2" office:value-type="float" office:value="1431801170" calcext:value-type="float">
            <text:p>1431801170</text:p>
          </table:table-cell>
          <table:table-cell table:style-name="ce2" office:value-type="float" office:value="1431801200" calcext:value-type="float">
            <text:p>143180120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38010" calcext:value-type="float">
            <text:p>138010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803195" calcext:value-type="float">
            <text:p>1431803195</text:p>
          </table:table-cell>
          <table:table-cell table:style-name="ce2" office:value-type="float" office:value="1431803213" calcext:value-type="float">
            <text:p>1431803213</text:p>
          </table:table-cell>
          <table:table-cell table:style-name="ce2" office:value-type="float" office:value="1431803242" calcext:value-type="float">
            <text:p>1431803242</text:p>
          </table:table-cell>
          <table:table-cell table:style-name="ce2" office:value-type="string" calcext:value-type="string">
            <text:p>5349, 535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4538" calcext:value-type="float">
            <text:p>4538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803195" calcext:value-type="float">
            <text:p>1431803195</text:p>
          </table:table-cell>
          <table:table-cell table:style-name="ce2" office:value-type="float" office:value="1431803213" calcext:value-type="float">
            <text:p>1431803213</text:p>
          </table:table-cell>
          <table:table-cell table:style-name="ce2" office:value-type="float" office:value="1431803479" calcext:value-type="float">
            <text:p>1431803479</text:p>
          </table:table-cell>
          <table:table-cell table:style-name="ce2" office:value-type="string" calcext:value-type="string">
            <text:p>5350--536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45758" calcext:value-type="float">
            <text:p>145758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805638" calcext:value-type="float">
            <text:p>1431805638</text:p>
          </table:table-cell>
          <table:table-cell table:style-name="ce2" office:value-type="float" office:value="1431805662" calcext:value-type="float">
            <text:p>1431805662</text:p>
          </table:table-cell>
          <table:table-cell table:style-name="ce2" office:value-type="float" office:value="1431805695" calcext:value-type="float">
            <text:p>1431805695</text:p>
          </table:table-cell>
          <table:table-cell office:value-type="string" calcext:value-type="string">
            <text:p>5362—537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42096" calcext:value-type="float">
            <text:p>142096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6.05.2015</text:p>
          </table:table-cell>
          <table:table-cell table:style-name="ce2" office:value-type="float" office:value="1431807630" calcext:value-type="float">
            <text:p>1431807630</text:p>
          </table:table-cell>
          <table:table-cell table:style-name="ce2" office:value-type="float" office:value="1431807645" calcext:value-type="float">
            <text:p>1431807645</text:p>
          </table:table-cell>
          <table:table-cell table:style-name="ce2" office:value-type="float" office:value="1431807801" calcext:value-type="float">
            <text:p>1431807801</text:p>
          </table:table-cell>
          <table:table-cell table:style-name="ce2" office:value-type="string" calcext:value-type="string">
            <text:p>5376--538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44174" calcext:value-type="float">
            <text:p>144174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5.2015</text:p>
          </table:table-cell>
          <table:table-cell table:style-name="ce2" office:value-type="float" office:value="1431813767" calcext:value-type="float">
            <text:p>1431813767</text:p>
          </table:table-cell>
          <table:table-cell table:style-name="ce2" office:value-type="float" office:value="1431813784" calcext:value-type="float">
            <text:p>1431813784</text:p>
          </table:table-cell>
          <table:table-cell table:style-name="ce2" office:value-type="float" office:value="1431813860" calcext:value-type="float">
            <text:p>1431813860</text:p>
          </table:table-cell>
          <table:table-cell table:style-name="ce2" office:value-type="string" calcext:value-type="string">
            <text:p>5400--540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22040" calcext:value-type="float">
            <text:p>122040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5.2015</text:p>
          </table:table-cell>
          <table:table-cell table:style-name="ce2" office:value-type="float" office:value="1431817355" calcext:value-type="float">
            <text:p>1431817355</text:p>
          </table:table-cell>
          <table:table-cell table:style-name="ce2" office:value-type="float" office:value="1431817373" calcext:value-type="float">
            <text:p>1431817373</text:p>
          </table:table-cell>
          <table:table-cell table:style-name="ce2" office:value-type="float" office:value="1431817616" calcext:value-type="float">
            <text:p>1431817616</text:p>
          </table:table-cell>
          <table:table-cell table:style-name="ce2" office:value-type="string" calcext:value-type="string">
            <text:p>5405 -- 541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43318" calcext:value-type="float">
            <text:p>143318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19469" calcext:value-type="float">
            <text:p>1431819469</text:p>
          </table:table-cell>
          <table:table-cell table:style-name="ce2" office:value-type="float" office:value="1431819489" calcext:value-type="float">
            <text:p>1431819489</text:p>
          </table:table-cell>
          <table:table-cell table:style-name="ce2" office:value-type="float" office:value="1431819528" calcext:value-type="float">
            <text:p>1431819528</text:p>
          </table:table-cell>
          <table:table-cell table:style-name="ce2" office:value-type="string" calcext:value-type="string">
            <text:p>5414 -- 542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41912" calcext:value-type="float">
            <text:p>141912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5.2015</text:p>
          </table:table-cell>
          <table:table-cell table:style-name="ce2" office:value-type="float" office:value="1431821493" calcext:value-type="float">
            <text:p>1431821493</text:p>
          </table:table-cell>
          <table:table-cell table:style-name="ce2" office:value-type="float" office:value="1431821512" calcext:value-type="float">
            <text:p>1431821512</text:p>
          </table:table-cell>
          <table:table-cell table:style-name="ce2" office:value-type="float" office:value="1431821685" calcext:value-type="float">
            <text:p>1431821685</text:p>
          </table:table-cell>
          <table:table-cell table:style-name="ce2" office:value-type="string" calcext:value-type="string">
            <text:p>5424 -- 543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10712" calcext:value-type="float">
            <text:p>110712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5.2015</text:p>
          </table:table-cell>
          <table:table-cell table:style-name="ce2" office:value-type="float" office:value="1431823342" calcext:value-type="float">
            <text:p>1431823342</text:p>
          </table:table-cell>
          <table:table-cell table:style-name="ce2" office:value-type="float" office:value="1431823386" calcext:value-type="float">
            <text:p>1431823386</text:p>
          </table:table-cell>
          <table:table-cell table:style-name="ce2" office:value-type="float" office:value="1431823731" calcext:value-type="float">
            <text:p>1431823731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43812" calcext:value-type="float">
            <text:p>143812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5.2015</text:p>
          </table:table-cell>
          <table:table-cell table:style-name="ce2" office:value-type="float" office:value="1431825611" calcext:value-type="float">
            <text:p>1431825611</text:p>
          </table:table-cell>
          <table:table-cell table:style-name="ce2" office:value-type="float" office:value="1431825630" calcext:value-type="float">
            <text:p>1431825630</text:p>
          </table:table-cell>
          <table:table-cell table:style-name="ce2" office:value-type="float" office:value="1431825661" calcext:value-type="float">
            <text:p>1431825661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43086" calcext:value-type="float">
            <text:p>143086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27517" calcext:value-type="float">
            <text:p>1431827517</text:p>
          </table:table-cell>
          <table:table-cell table:style-name="ce2" office:value-type="float" office:value="1431827532" calcext:value-type="float">
            <text:p>1431827532</text:p>
          </table:table-cell>
          <table:table-cell table:style-name="ce2" office:value-type="float" office:value="1431827554" calcext:value-type="float">
            <text:p>1431827554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86892" calcext:value-type="float">
            <text:p>86892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34188" calcext:value-type="float">
            <text:p>1431834188</text:p>
          </table:table-cell>
          <table:table-cell table:style-name="ce2" office:value-type="float" office:value="1431834208" calcext:value-type="float">
            <text:p>1431834208</text:p>
          </table:table-cell>
          <table:table-cell table:style-name="ce2" office:value-type="float" office:value="1431834260" calcext:value-type="float">
            <text:p>1431834260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21116" calcext:value-type="float">
            <text:p>21116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34188" calcext:value-type="float">
            <text:p>1431834188</text:p>
          </table:table-cell>
          <table:table-cell table:style-name="ce2" office:value-type="float" office:value="1431834208" calcext:value-type="float">
            <text:p>1431834208</text:p>
          </table:table-cell>
          <table:table-cell table:style-name="ce2" office:value-type="float" office:value="1431834563" calcext:value-type="float">
            <text:p>1431834563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2214" calcext:value-type="float">
            <text:p>12214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34188" calcext:value-type="float">
            <text:p>1431834188</text:p>
          </table:table-cell>
          <table:table-cell table:style-name="ce2" office:value-type="float" office:value="1431834208" calcext:value-type="float">
            <text:p>1431834208</text:p>
          </table:table-cell>
          <table:table-cell table:style-name="ce2" office:value-type="float" office:value="1431834781" calcext:value-type="float">
            <text:p>1431834781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19678" calcext:value-type="float">
            <text:p>119678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44912" calcext:value-type="float">
            <text:p>1431844912</text:p>
          </table:table-cell>
          <table:table-cell table:style-name="ce2" office:value-type="float" office:value="1431844939" calcext:value-type="float">
            <text:p>1431844939</text:p>
          </table:table-cell>
          <table:table-cell office:value-type="float" office:value="1431845031" calcext:value-type="float">
            <text:p>1431845031</text:p>
          </table:table-cell>
          <table:table-cell/>
          <table:table-cell office:value-type="float" office:value="185.5" calcext:value-type="float">
            <text:p>18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140870" calcext:value-type="float">
            <text:p>14087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47182" calcext:value-type="float">
            <text:p>1431847182</text:p>
          </table:table-cell>
          <table:table-cell office:value-type="float" office:value="1431847204" calcext:value-type="float">
            <text:p>1431847204</text:p>
          </table:table-cell>
          <table:table-cell office:value-type="float" office:value="1431847243" calcext:value-type="float">
            <text:p>1431847243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141200" calcext:value-type="float">
            <text:p>1412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office:value-type="float" office:value="1431850705" calcext:value-type="float">
            <text:p>1431850705</text:p>
          </table:table-cell>
          <table:table-cell office:value-type="float" office:value="1431850722" calcext:value-type="float">
            <text:p>1431850722</text:p>
          </table:table-cell>
          <table:table-cell table:style-name="ce2" office:value-type="float" office:value="1431850788" calcext:value-type="float">
            <text:p>1431850788</text:p>
          </table:table-cell>
          <table:table-cell office:value-type="string" calcext:value-type="string">
            <text:p>5460—5468</text:p>
          </table:table-cell>
          <table:table-cell office:value-type="float" office:value="155.5" calcext:value-type="float">
            <text:p>15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126628" calcext:value-type="float">
            <text:p>12662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office:value-type="float" office:value="1431852624" calcext:value-type="float">
            <text:p>1431852624</text:p>
          </table:table-cell>
          <table:table-cell office:value-type="float" office:value="1431852640" calcext:value-type="float">
            <text:p>1431852640</text:p>
          </table:table-cell>
          <table:table-cell office:value-type="float" office:value="1431852669" calcext:value-type="float">
            <text:p>1431852669</text:p>
          </table:table-cell>
          <table:table-cell office:value-type="string" calcext:value-type="string">
            <text:p>5469—5471</text:p>
          </table:table-cell>
          <table:table-cell office:value-type="float" office:value="155.5" calcext:value-type="float">
            <text:p>15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23896" calcext:value-type="float">
            <text:p>2389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53320" calcext:value-type="float">
            <text:p>1431853320</text:p>
          </table:table-cell>
          <table:table-cell office:value-type="float" office:value="1431853341" calcext:value-type="float">
            <text:p>1431853341</text:p>
          </table:table-cell>
          <table:table-cell office:value-type="float" office:value="1431853383" calcext:value-type="float">
            <text:p>1431853383</text:p>
          </table:table-cell>
          <table:table-cell office:value-type="string" calcext:value-type="string">
            <text:p>5473—5483</text:p>
          </table:table-cell>
          <table:table-cell office:value-type="float" office:value="55.5" calcext:value-type="float">
            <text:p>5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139130" calcext:value-type="float">
            <text:p>1391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office:value-type="float" office:value="1431855407" calcext:value-type="float">
            <text:p>1431855407</text:p>
          </table:table-cell>
          <table:table-cell office:value-type="float" office:value="1431855428" calcext:value-type="float">
            <text:p>1431855428</text:p>
          </table:table-cell>
          <table:table-cell office:value-type="float" office:value="1431855605" calcext:value-type="float">
            <text:p>1431855605</text:p>
          </table:table-cell>
          <table:table-cell office:value-type="string" calcext:value-type="string">
            <text:p>5485—5491</text:p>
          </table:table-cell>
          <table:table-cell office:value-type="float" office:value="205.5" calcext:value-type="float">
            <text:p>20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145056" calcext:value-type="float">
            <text:p>14505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office:value-type="float" office:value="1431857635" calcext:value-type="float">
            <text:p>1431857635</text:p>
          </table:table-cell>
          <table:table-cell office:value-type="float" office:value="1431857655" calcext:value-type="float">
            <text:p>1431857655</text:p>
          </table:table-cell>
          <table:table-cell office:value-type="float" office:value="1431857717" calcext:value-type="float">
            <text:p>1431857717</text:p>
          </table:table-cell>
          <table:table-cell office:value-type="string" calcext:value-type="string">
            <text:p>5493—5495</text:p>
          </table:table-cell>
          <table:table-cell office:value-type="float" office:value="105.5" calcext:value-type="float">
            <text:p>10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141478" calcext:value-type="float">
            <text:p>14147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office:value-type="float" office:value="1431864297" calcext:value-type="float">
            <text:p>1431864297</text:p>
          </table:table-cell>
          <table:table-cell office:value-type="float" office:value="1431864316" calcext:value-type="float">
            <text:p>1431864316</text:p>
          </table:table-cell>
          <table:table-cell office:value-type="float" office:value="1431864557" calcext:value-type="float">
            <text:p>1431864557</text:p>
          </table:table-cell>
          <table:table-cell office:value-type="float" office:value="5496" calcext:value-type="float">
            <text:p>5496</text:p>
          </table:table-cell>
          <table:table-cell office:value-type="float" office:value="175.5" calcext:value-type="float">
            <text:p>17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7986" calcext:value-type="float">
            <text:p>137986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66710" calcext:value-type="float">
            <text:p>1431866710</text:p>
          </table:table-cell>
          <table:table-cell table:style-name="ce2" office:value-type="float" office:value="1431866725" calcext:value-type="float">
            <text:p>1431866725</text:p>
          </table:table-cell>
          <table:table-cell table:style-name="ce2" office:value-type="float" office:value="1431866804" calcext:value-type="float">
            <text:p>1431866804</text:p>
          </table:table-cell>
          <table:table-cell office:value-type="float" office:value="5497" calcext:value-type="float">
            <text:p>5497</text:p>
          </table:table-cell>
          <table:table-cell office:value-type="float" office:value="135.5" calcext:value-type="float">
            <text:p>13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2802" calcext:value-type="float">
            <text:p>142802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68901" calcext:value-type="float">
            <text:p>1431868901</text:p>
          </table:table-cell>
          <table:table-cell table:style-name="ce2" office:value-type="float" office:value="1431868913" calcext:value-type="float">
            <text:p>1431868913</text:p>
          </table:table-cell>
          <table:table-cell table:style-name="ce2" office:value-type="float" office:value="1431868949" calcext:value-type="float">
            <text:p>1431868949</text:p>
          </table:table-cell>
          <table:table-cell office:value-type="string" calcext:value-type="string">
            <text:p>5498—5499</text:p>
          </table:table-cell>
          <table:table-cell office:value-type="float" office:value="115.5" calcext:value-type="float">
            <text:p>11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6674" calcext:value-type="float">
            <text:p>136674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70962" calcext:value-type="float">
            <text:p>1431870962</text:p>
          </table:table-cell>
          <table:table-cell table:style-name="ce2" office:value-type="float" office:value="1431870976" calcext:value-type="float">
            <text:p>1431870976</text:p>
          </table:table-cell>
          <table:table-cell table:style-name="ce2" office:value-type="float" office:value="1431871033" calcext:value-type="float">
            <text:p>1431871033</text:p>
          </table:table-cell>
          <table:table-cell table:style-name="ce2" office:value-type="string" calcext:value-type="string">
            <text:p>5501- 5508.</text:p>
          </table:table-cell>
          <table:table-cell office:value-type="float" office:value="95.5" calcext:value-type="float">
            <text:p>9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8165" calcext:value-type="float">
            <text:p>138165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73627" calcext:value-type="float">
            <text:p>1431873627</text:p>
          </table:table-cell>
          <table:table-cell table:style-name="ce2" office:value-type="float" office:value="1431873651" calcext:value-type="float">
            <text:p>1431873651</text:p>
          </table:table-cell>
          <table:table-cell table:style-name="ce2" office:value-type="float" office:value="1431873726" calcext:value-type="float">
            <text:p>1431873726</text:p>
          </table:table-cell>
          <table:table-cell table:style-name="ce2" office:value-type="string" calcext:value-type="string">
            <text:p>5512--5515</text:p>
          </table:table-cell>
          <table:table-cell table:style-name="ce2" office:value-type="float" office:value="65.5" calcext:value-type="float">
            <text:p>6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3764" calcext:value-type="float">
            <text:p>133764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75648" calcext:value-type="float">
            <text:p>1431875648</text:p>
          </table:table-cell>
          <table:table-cell table:style-name="ce2" office:value-type="float" office:value="1431875668" calcext:value-type="float">
            <text:p>1431875668</text:p>
          </table:table-cell>
          <table:table-cell table:style-name="ce2" office:value-type="float" office:value="1431875703" calcext:value-type="float">
            <text:p>1431875703</text:p>
          </table:table-cell>
          <table:table-cell office:value-type="string" calcext:value-type="string">
            <text:p>without Timepix</text:p>
          </table:table-cell>
          <table:table-cell table:style-name="ce2" office:value-type="float" office:value="65.5" calcext:value-type="float">
            <text:p>6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650" calcext:value-type="float">
            <text:p>29650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76600" calcext:value-type="float">
            <text:p>1431876600</text:p>
          </table:table-cell>
          <table:table-cell table:style-name="ce2" office:value-type="float" office:value="1431876621" calcext:value-type="float">
            <text:p>1431876621</text:p>
          </table:table-cell>
          <table:table-cell table:style-name="ce2" office:value-type="float" office:value="1431876961" calcext:value-type="float">
            <text:p>1431876961</text:p>
          </table:table-cell>
          <table:table-cell table:style-name="ce2" office:value-type="string" calcext:value-type="string">
            <text:p>5519--5525</text:p>
          </table:table-cell>
          <table:table-cell office:value-type="float" office:value="75.5" calcext:value-type="float">
            <text:p>7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7986" calcext:value-type="float">
            <text:p>137986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79017" calcext:value-type="float">
            <text:p>1431879017</text:p>
          </table:table-cell>
          <table:table-cell table:style-name="ce2" office:value-type="float" office:value="1431879034" calcext:value-type="float">
            <text:p>1431879034</text:p>
          </table:table-cell>
          <table:table-cell table:style-name="ce2" office:value-type="float" office:value="1431879075" calcext:value-type="float">
            <text:p>1431879075</text:p>
          </table:table-cell>
          <table:table-cell office:value-type="string" calcext:value-type="string">
            <text:p>without Timepix</text:p>
          </table:table-cell>
          <table:table-cell office:value-type="float" office:value="75.5" calcext:value-type="float">
            <text:p>7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194" calcext:value-type="float">
            <text:p>26194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80269" calcext:value-type="float">
            <text:p>1431880269</text:p>
          </table:table-cell>
          <table:table-cell table:style-name="ce2" office:value-type="float" office:value="1431880290" calcext:value-type="float">
            <text:p>1431880290</text:p>
          </table:table-cell>
          <table:table-cell table:style-name="ce2" office:value-type="float" office:value="1431880328" calcext:value-type="float">
            <text:p>1431880328</text:p>
          </table:table-cell>
          <table:table-cell office:value-type="string" calcext:value-type="string">
            <text:p>without Timepix</text:p>
          </table:table-cell>
          <table:table-cell office:value-type="float" office:value="75.5" calcext:value-type="float">
            <text:p>7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810" calcext:value-type="float">
            <text:p>15810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80722" calcext:value-type="float">
            <text:p>1431880722</text:p>
          </table:table-cell>
          <table:table-cell table:style-name="ce2" office:value-type="float" office:value="1431880742" calcext:value-type="float">
            <text:p>1431880742</text:p>
          </table:table-cell>
          <table:table-cell table:style-name="ce2" office:value-type="float" office:value="1431880915" calcext:value-type="float">
            <text:p>1431880915</text:p>
          </table:table-cell>
          <table:table-cell table:style-name="ce2" office:value-type="string" calcext:value-type="string">
            <text:p>5536--5543</text:p>
          </table:table-cell>
          <table:table-cell office:value-type="float" office:value="45.5" calcext:value-type="float">
            <text:p>4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0742" calcext:value-type="float">
            <text:p>140742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83385" calcext:value-type="float">
            <text:p>1431883385</text:p>
          </table:table-cell>
          <table:table-cell table:style-name="ce2" office:value-type="float" office:value="1431883401" calcext:value-type="float">
            <text:p>1431883401</text:p>
          </table:table-cell>
          <table:table-cell table:style-name="ce2" office:value-type="float" office:value="1431883436" calcext:value-type="float">
            <text:p>1431883436</text:p>
          </table:table-cell>
          <table:table-cell table:style-name="ce2" office:value-type="string" calcext:value-type="string">
            <text:p>5546--5556</text:p>
          </table:table-cell>
          <table:table-cell office:value-type="float" office:value="35.5" calcext:value-type="float">
            <text:p>3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3548" calcext:value-type="float">
            <text:p>133548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85333" calcext:value-type="float">
            <text:p>1431885333</text:p>
          </table:table-cell>
          <table:table-cell table:style-name="ce2" office:value-type="float" office:value="1431885352" calcext:value-type="float">
            <text:p>1431885352</text:p>
          </table:table-cell>
          <table:table-cell table:style-name="ce2" office:value-type="float" office:value="1431885398" calcext:value-type="float">
            <text:p>1431885398</text:p>
          </table:table-cell>
          <table:table-cell office:value-type="string" calcext:value-type="string">
            <text:p>without Timepix</text:p>
          </table:table-cell>
          <table:table-cell office:value-type="float" office:value="35.5" calcext:value-type="float">
            <text:p>3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1986" calcext:value-type="float">
            <text:p>31986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86265" calcext:value-type="float">
            <text:p>1431886265</text:p>
          </table:table-cell>
          <table:table-cell table:style-name="ce2" office:value-type="float" office:value="1431886301" calcext:value-type="float">
            <text:p>1431886301</text:p>
          </table:table-cell>
          <table:table-cell table:style-name="ce2" office:value-type="float" office:value="1431886395" calcext:value-type="float">
            <text:p>1431886395</text:p>
          </table:table-cell>
          <table:table-cell table:style-name="ce2" office:value-type="string" calcext:value-type="string">
            <text:p>5564--5566</text:p>
          </table:table-cell>
          <table:table-cell office:value-type="float" office:value="145.5" calcext:value-type="float">
            <text:p>14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2308" calcext:value-type="float">
            <text:p>132308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88391" calcext:value-type="float">
            <text:p>1431888391</text:p>
          </table:table-cell>
          <table:table-cell table:style-name="ce2" office:value-type="float" office:value="1431888413" calcext:value-type="float">
            <text:p>1431888413</text:p>
          </table:table-cell>
          <table:table-cell table:style-name="ce2" office:value-type="float" office:value="1431888445" calcext:value-type="float">
            <text:p>1431888445</text:p>
          </table:table-cell>
          <table:table-cell office:value-type="string" calcext:value-type="string">
            <text:p>without Timepix</text:p>
          </table:table-cell>
          <table:table-cell office:value-type="float" office:value="145.5" calcext:value-type="float">
            <text:p>14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5226" calcext:value-type="float">
            <text:p>35226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89186" calcext:value-type="float">
            <text:p>1431889186</text:p>
          </table:table-cell>
          <table:table-cell table:style-name="ce2" office:value-type="float" office:value="1431889204" calcext:value-type="float">
            <text:p>1431889204</text:p>
          </table:table-cell>
          <table:table-cell table:style-name="ce2" office:value-type="float" office:value="1431889292" calcext:value-type="float">
            <text:p>1431889292</text:p>
          </table:table-cell>
          <table:table-cell office:value-type="string" calcext:value-type="string">
            <text:p>without Timepix</text:p>
          </table:table-cell>
          <table:table-cell office:value-type="float" office:value="165.5" calcext:value-type="float">
            <text:p>16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8252" calcext:value-type="float">
            <text:p>18252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93768" calcext:value-type="float">
            <text:p>1431893768</text:p>
          </table:table-cell>
          <table:table-cell table:style-name="ce2" office:value-type="float" office:value="1431893780" calcext:value-type="float">
            <text:p>1431893780</text:p>
          </table:table-cell>
          <table:table-cell table:style-name="ce2" office:value-type="float" office:value="1431893934" calcext:value-type="float">
            <text:p>1431893934</text:p>
          </table:table-cell>
          <table:table-cell table:style-name="ce2" office:value-type="float" office:value="5567" calcext:value-type="float">
            <text:p>5567</text:p>
          </table:table-cell>
          <table:table-cell office:value-type="float" office:value="165.5" calcext:value-type="float">
            <text:p>16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4340" calcext:value-type="float">
            <text:p>114340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96117" calcext:value-type="float">
            <text:p>1431896117</text:p>
          </table:table-cell>
          <table:table-cell table:style-name="ce2" office:value-type="float" office:value="1431896135" calcext:value-type="float">
            <text:p>1431896135</text:p>
          </table:table-cell>
          <table:table-cell table:style-name="ce2" office:value-type="float" office:value="1431896347" calcext:value-type="float">
            <text:p>1431896347</text:p>
          </table:table-cell>
          <table:table-cell table:style-name="ce2" office:value-type="string" calcext:value-type="string">
            <text:p>5568-5574</text:p>
          </table:table-cell>
          <table:table-cell office:value-type="float" office:value="195.5" calcext:value-type="float">
            <text:p>19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0913" calcext:value-type="float">
            <text:p>140913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898878" calcext:value-type="float">
            <text:p>1431898878</text:p>
          </table:table-cell>
          <table:table-cell table:style-name="ce2" office:value-type="float" office:value="1431898903" calcext:value-type="float">
            <text:p>1431898903</text:p>
          </table:table-cell>
          <table:table-cell table:style-name="ce2" office:value-type="float" office:value="1431899004" calcext:value-type="float">
            <text:p>1431899004</text:p>
          </table:table-cell>
          <table:table-cell office:value-type="string" calcext:value-type="string">
            <text:p>5578-5584</text:p>
          </table:table-cell>
          <table:table-cell office:value-type="float" office:value="215.5" calcext:value-type="float">
            <text:p>215.5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130453" calcext:value-type="float">
            <text:p>1304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918909" calcext:value-type="float">
            <text:p>1431918909</text:p>
          </table:table-cell>
          <table:table-cell table:style-name="ce2" office:value-type="float" office:value="1431918928" calcext:value-type="float">
            <text:p>1431918928</text:p>
          </table:table-cell>
          <table:table-cell table:style-name="ce2" office:value-type="float" office:value="1431919181" calcext:value-type="float">
            <text:p>1431919181</text:p>
          </table:table-cell>
          <table:table-cell office:value-type="float" office:value="5621" calcext:value-type="float">
            <text:p>562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71.8-71.6</text:p>
          </table:table-cell>
          <table:table-cell office:value-type="float" office:value="0" calcext:value-type="float">
            <text:p>0</text:p>
          </table:table-cell>
          <table:table-cell office:value-type="float" office:value="137714" calcext:value-type="float">
            <text:p>13771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1431921198" calcext:value-type="float">
            <text:p>1431921198</text:p>
          </table:table-cell>
          <table:table-cell table:style-name="ce2" office:value-type="float" office:value="1431921215" calcext:value-type="float">
            <text:p>1431921215</text:p>
          </table:table-cell>
          <table:table-cell table:style-name="ce2" office:value-type="float" office:value="1431921245" calcext:value-type="float">
            <text:p>1431921245</text:p>
          </table:table-cell>
          <table:table-cell office:value-type="float" office:value="5622" calcext:value-type="float">
            <text:p>5622</text:p>
          </table:table-cell>
          <table:table-cell office:value-type="float" office:value="50.5" calcext:value-type="float">
            <text:p>50.5</text:p>
          </table:table-cell>
          <table:table-cell office:value-type="float" office:value="71.6" calcext:value-type="float">
            <text:p>71.6</text:p>
          </table:table-cell>
          <table:table-cell office:value-type="float" office:value="0" calcext:value-type="float">
            <text:p>0</text:p>
          </table:table-cell>
          <table:table-cell office:value-type="float" office:value="133600" calcext:value-type="float">
            <text:p>1336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ertical sc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5.2015</text:p>
          </table:table-cell>
          <table:table-cell table:style-name="ce2" office:value-type="float" office:value="1431901309" calcext:value-type="float">
            <text:p>1431901309</text:p>
          </table:table-cell>
          <table:table-cell table:style-name="ce2" office:value-type="float" office:value="1431901327" calcext:value-type="float">
            <text:p>1431901327</text:p>
          </table:table-cell>
          <table:table-cell table:style-name="ce2" office:value-type="float" office:value="1431901420" calcext:value-type="float">
            <text:p>1431901420</text:p>
          </table:table-cell>
          <table:table-cell office:value-type="string" calcext:value-type="string">
            <text:p>5586-5593</text:p>
          </table:table-cell>
          <table:table-cell office:value-type="float" office:value="215.5" calcext:value-type="float">
            <text:p>215.5</text:p>
          </table:table-cell>
          <table:table-cell table:style-name="ce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24033" calcext:value-type="float">
            <text:p>1240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.05.2015</text:p>
          </table:table-cell>
          <table:table-cell table:style-name="ce2" office:value-type="float" office:value="1431903582" calcext:value-type="float">
            <text:p>1431903582</text:p>
          </table:table-cell>
          <table:table-cell table:style-name="ce2" office:value-type="float" office:value="1431903600" calcext:value-type="float">
            <text:p>1431903600</text:p>
          </table:table-cell>
          <table:table-cell table:style-name="ce2" office:value-type="float" office:value="1431903658" calcext:value-type="float">
            <text:p>1431903658</text:p>
          </table:table-cell>
          <table:table-cell table:style-name="ce2" office:value-type="string" calcext:value-type="string">
            <text:p>5596-5606</text:p>
          </table:table-cell>
          <table:table-cell office:value-type="float" office:value="225.5" calcext:value-type="float">
            <text:p>225.5</text:p>
          </table:table-cell>
          <table:table-cell table:style-name="ce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04000" calcext:value-type="float">
            <text:p>10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.05.2015</text:p>
          </table:table-cell>
          <table:table-cell table:style-name="ce2" office:value-type="float" office:value="1431905489" calcext:value-type="float">
            <text:p>1431905489</text:p>
          </table:table-cell>
          <table:table-cell office:value-type="float" office:value="1431905516" calcext:value-type="float">
            <text:p>1431905516</text:p>
          </table:table-cell>
          <table:table-cell table:style-name="ce2" office:value-type="float" office:value="1431905585" calcext:value-type="float">
            <text:p>1431905585</text:p>
          </table:table-cell>
          <table:table-cell office:value-type="string" calcext:value-type="string">
            <text:p>5609-5615</text:p>
          </table:table-cell>
          <table:table-cell office:value-type="float" office:value="225.5" calcext:value-type="float">
            <text:p>225.5</text:p>
          </table:table-cell>
          <table:table-cell table:style-name="ce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04401" calcext:value-type="float">
            <text:p>10440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8.05.2015</text:p>
          </table:table-cell>
          <table:table-cell table:style-name="ce2" office:value-type="float" office:value="1431931667" calcext:value-type="float">
            <text:p>1431931667</text:p>
          </table:table-cell>
          <table:table-cell table:style-name="ce2" office:value-type="float" office:value="1431931691" calcext:value-type="float">
            <text:p>1431931691</text:p>
          </table:table-cell>
          <table:table-cell table:style-name="ce2" office:value-type="float" office:value="1431931760" calcext:value-type="float">
            <text:p>1431931760</text:p>
          </table:table-cell>
          <table:table-cell office:value-type="string" calcext:value-type="string">
            <text:p>without Timepix</text:p>
          </table:table-cell>
          <table:table-cell office:value-type="float" office:value="225.5" calcext:value-type="float">
            <text:p>225.5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run didnt stop, after 57k events no more been record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.05.2015</text:p>
          </table:table-cell>
          <table:table-cell table:style-name="ce2" office:value-type="float" office:value="1431938402" calcext:value-type="float">
            <text:p>1431938402</text:p>
          </table:table-cell>
          <table:table-cell table:style-name="ce2" office:value-type="float" office:value="1431938424" calcext:value-type="float">
            <text:p>1431938424</text:p>
          </table:table-cell>
          <table:table-cell table:style-name="ce2" office:value-type="float" office:value="1431938451" calcext:value-type="float">
            <text:p>1431938451</text:p>
          </table:table-cell>
          <table:table-cell office:value-type="string" calcext:value-type="string">
            <text:p>without Timepix</text:p>
          </table:table-cell>
          <table:table-cell office:value-type="float" office:value="225.5" calcext:value-type="float">
            <text:p>225.5</text:p>
          </table:table-cell>
          <table:table-cell table:style-name="ce7" office:value-type="float" office:value="69.1" calcext:value-type="float">
            <text:p>69.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6574" calcext:value-type="float">
            <text:p>126574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6</text:p>
          </table:table-cell>
          <table:table-cell table:style-name="ce2" office:value-type="float" office:value="1431941386" calcext:value-type="float">
            <text:p>1431941386</text:p>
          </table:table-cell>
          <table:table-cell table:style-name="ce2" office:value-type="float" office:value="1431941399" calcext:value-type="float">
            <text:p>1431941399</text:p>
          </table:table-cell>
          <table:table-cell table:style-name="ce2" office:value-type="float" office:value="1431941426" calcext:value-type="float">
            <text:p>1431941426</text:p>
          </table:table-cell>
          <table:table-cell office:value-type="string" calcext:value-type="string">
            <text:p>without Timepix</text:p>
          </table:table-cell>
          <table:table-cell office:value-type="float" office:value="225.5" calcext:value-type="float">
            <text:p>225.5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4056" calcext:value-type="float">
            <text:p>144056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6</text:p>
          </table:table-cell>
          <table:table-cell table:style-name="ce2" office:value-type="float" office:value="1431943517" calcext:value-type="float">
            <text:p>1431943517</text:p>
          </table:table-cell>
          <table:table-cell table:style-name="ce2" office:value-type="float" office:value="1431943535" calcext:value-type="float">
            <text:p>1431943535</text:p>
          </table:table-cell>
          <table:table-cell table:style-name="ce2" office:value-type="float" office:value="1431943562" calcext:value-type="float">
            <text:p>1431943562</text:p>
          </table:table-cell>
          <table:table-cell office:value-type="string" calcext:value-type="string">
            <text:p>without Timepix</text:p>
          </table:table-cell>
          <table:table-cell office:value-type="float" office:value="225.5" calcext:value-type="float">
            <text:p>225.5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3824" calcext:value-type="float">
            <text:p>143824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7</text:p>
          </table:table-cell>
          <table:table-cell table:style-name="ce2" office:value-type="float" office:value="1431945655" calcext:value-type="float">
            <text:p>1431945655</text:p>
          </table:table-cell>
          <table:table-cell table:style-name="ce2" office:value-type="float" office:value="1431945672" calcext:value-type="float">
            <text:p>1431945672</text:p>
          </table:table-cell>
          <table:table-cell table:style-name="ce2" office:value-type="float" office:value="1431945706" calcext:value-type="float">
            <text:p>1431945706</text:p>
          </table:table-cell>
          <table:table-cell office:value-type="string" calcext:value-type="string">
            <text:p>without Timepix</text:p>
          </table:table-cell>
          <table:table-cell office:value-type="float" office:value="225.5" calcext:value-type="float">
            <text:p>225.5</text:p>
          </table:table-cell>
          <table:table-cell table:style-name="ce7" office:value-type="float" office:value="72.2" calcext:value-type="float">
            <text:p>72.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5252" calcext:value-type="float">
            <text:p>145252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7</text:p>
          </table:table-cell>
          <table:table-cell table:style-name="ce2" office:value-type="float" office:value="1431949167" calcext:value-type="float">
            <text:p>1431949167</text:p>
          </table:table-cell>
          <table:table-cell table:style-name="ce2" office:value-type="float" office:value="1431949186" calcext:value-type="float">
            <text:p>1431949186</text:p>
          </table:table-cell>
          <table:table-cell table:style-name="ce2" office:value-type="float" office:value="1431949217" calcext:value-type="float">
            <text:p>1431949217</text:p>
          </table:table-cell>
          <table:table-cell office:value-type="string" calcext:value-type="string">
            <text:p>without Timepix</text:p>
          </table:table-cell>
          <table:table-cell office:value-type="float" office:value="225.5" calcext:value-type="float">
            <text:p>225.5</text:p>
          </table:table-cell>
          <table:table-cell table:style-name="ce7"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5922" calcext:value-type="float">
            <text:p>125922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7</text:p>
          </table:table-cell>
          <table:table-cell table:style-name="ce2" office:value-type="float" office:value="1431951774" calcext:value-type="float">
            <text:p>1431951774</text:p>
          </table:table-cell>
          <table:table-cell table:style-name="ce2" office:value-type="float" office:value="1431951791" calcext:value-type="float">
            <text:p>1431951791</text:p>
          </table:table-cell>
          <table:table-cell table:style-name="ce2" office:value-type="float" office:value="1431951815" calcext:value-type="float">
            <text:p>1431951815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3096" calcext:value-type="float">
            <text:p>83096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8</text:p>
          </table:table-cell>
          <table:table-cell table:style-name="ce2" office:value-type="float" office:value="1431966005" calcext:value-type="float">
            <text:p>1431966005</text:p>
          </table:table-cell>
          <table:table-cell table:style-name="ce2" office:value-type="float" office:value="1431966016" calcext:value-type="float">
            <text:p>1431966016</text:p>
          </table:table-cell>
          <table:table-cell table:style-name="ce2" office:value-type="float" office:value="1431966040" calcext:value-type="float">
            <text:p>1431966040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0616" calcext:value-type="float">
            <text:p>80616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8</text:p>
          </table:table-cell>
          <table:table-cell table:style-name="ce2" office:value-type="float" office:value="1431968429" calcext:value-type="float">
            <text:p>1431968429</text:p>
          </table:table-cell>
          <table:table-cell table:style-name="ce2" office:value-type="float" office:value="1431968442" calcext:value-type="float">
            <text:p>1431968442</text:p>
          </table:table-cell>
          <table:table-cell table:style-name="ce2" office:value-type="float" office:value="1431968466" calcext:value-type="float">
            <text:p>1431968466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0170" calcext:value-type="float">
            <text:p>100170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9</text:p>
          </table:table-cell>
          <table:table-cell table:style-name="ce2" office:value-type="float" office:value="1431970354" calcext:value-type="float">
            <text:p>1431970354</text:p>
          </table:table-cell>
          <table:table-cell table:style-name="ce2" office:value-type="float" office:value="1431970372" calcext:value-type="float">
            <text:p>1431970372</text:p>
          </table:table-cell>
          <table:table-cell table:style-name="ce2" office:value-type="float" office:value="1431970395" calcext:value-type="float">
            <text:p>1431970395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128" calcext:value-type="float">
            <text:p>71128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9</text:p>
          </table:table-cell>
          <table:table-cell table:style-name="ce2" office:value-type="float" office:value="1431971892" calcext:value-type="float">
            <text:p>1431971892</text:p>
          </table:table-cell>
          <table:table-cell table:style-name="ce2" office:value-type="float" office:value="1431971906" calcext:value-type="float">
            <text:p>1431971906</text:p>
          </table:table-cell>
          <table:table-cell table:style-name="ce2" office:value-type="float" office:value="1431971929" calcext:value-type="float">
            <text:p>1431971929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6038" calcext:value-type="float">
            <text:p>96038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20</text:p>
          </table:table-cell>
          <table:table-cell table:style-name="ce2" office:value-type="float" office:value="1431974138" calcext:value-type="float">
            <text:p>1431974138</text:p>
          </table:table-cell>
          <table:table-cell table:style-name="ce2" office:value-type="float" office:value="1431974153" calcext:value-type="float">
            <text:p>1431974153</text:p>
          </table:table-cell>
          <table:table-cell table:style-name="ce2" office:value-type="float" office:value="1431974180" calcext:value-type="float">
            <text:p>1431974180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2430" calcext:value-type="float">
            <text:p>102430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20</text:p>
          </table:table-cell>
          <table:table-cell table:style-name="ce2" office:value-type="float" office:value="1431984631" calcext:value-type="float">
            <text:p>1431984631</text:p>
          </table:table-cell>
          <table:table-cell table:style-name="ce2" office:value-type="float" office:value="1431984643" calcext:value-type="float">
            <text:p>1431984643</text:p>
          </table:table-cell>
          <table:table-cell table:style-name="ce2" office:value-type="float" office:value="1431984682" calcext:value-type="float">
            <text:p>1431984682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70.1" calcext:value-type="float">
            <text:p>70.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9692" calcext:value-type="float">
            <text:p>99692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8.05.2015</text:p>
          </table:table-cell>
          <table:table-cell table:style-name="ce2" office:value-type="float" office:value="1431986543" calcext:value-type="float">
            <text:p>1431986543</text:p>
          </table:table-cell>
          <table:table-cell table:style-name="ce2" office:value-type="float" office:value="1431986560" calcext:value-type="float">
            <text:p>1431986560</text:p>
          </table:table-cell>
          <table:table-cell table:style-name="ce2" office:value-type="float" office:value="1431986586" calcext:value-type="float">
            <text:p>1431986586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70.1" calcext:value-type="float">
            <text:p>70.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3758" calcext:value-type="float">
            <text:p>103758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11847" calcext:value-type="float">
            <text:p>1432011847</text:p>
          </table:table-cell>
          <table:table-cell table:style-name="ce2" office:value-type="float" office:value="1432011861" calcext:value-type="float">
            <text:p>1432011861</text:p>
          </table:table-cell>
          <table:table-cell table:style-name="ce2" office:value-type="float" office:value="1432011890" calcext:value-type="float">
            <text:p>1432011890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69.2" calcext:value-type="float">
            <text:p>69.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3634" calcext:value-type="float">
            <text:p>143634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13736" calcext:value-type="float">
            <text:p>1432013736</text:p>
          </table:table-cell>
          <table:table-cell table:style-name="ce2" office:value-type="float" office:value="1432013754" calcext:value-type="float">
            <text:p>1432013754</text:p>
          </table:table-cell>
          <table:table-cell table:style-name="ce2" office:value-type="float" office:value="1432013780" calcext:value-type="float">
            <text:p>1432013780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69.2" calcext:value-type="float">
            <text:p>69.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6712" calcext:value-type="float">
            <text:p>56712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14641" calcext:value-type="float">
            <text:p>1432014641</text:p>
          </table:table-cell>
          <table:table-cell table:style-name="ce2" office:value-type="float" office:value="1432014660" calcext:value-type="float">
            <text:p>1432014660</text:p>
          </table:table-cell>
          <table:table-cell table:style-name="ce2" office:value-type="float" office:value="1432014685" calcext:value-type="float">
            <text:p>1432014685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5192" calcext:value-type="float">
            <text:p>145192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16510" calcext:value-type="float">
            <text:p>1432016510</text:p>
          </table:table-cell>
          <table:table-cell table:style-name="ce2" office:value-type="float" office:value="1432016527" calcext:value-type="float">
            <text:p>1432016527</text:p>
          </table:table-cell>
          <table:table-cell table:style-name="ce2" office:value-type="float" office:value="1432016553" calcext:value-type="float">
            <text:p>1432016553</text:p>
          </table:table-cell>
          <table:table-cell office:value-type="string" calcext:value-type="string">
            <text:p>without Timepix</text:p>
          </table:table-cell>
          <table:table-cell office:value-type="float" office:value="30.5" calcext:value-type="float">
            <text:p>30.5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5532" calcext:value-type="float">
            <text:p>55532</text:p>
          </table:table-cell>
          <table:table-cell table:style-name="ce2"/>
          <table:table-cell table:number-columns-repeated="1014"/>
        </table:table-row>
        <table:table-row table:style-name="ro3">
          <table:table-cell/>
          <table:table-cell table:style-name="ce2" table:number-columns-repeated="3"/>
          <table:table-cell table:number-columns-repeated="2"/>
          <table:table-cell table:style-name="ce7"/>
          <table:table-cell/>
          <table:table-cell table:style-name="ce2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resolution scan at point A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17.05.2015</text:p>
          </table:table-cell>
          <table:table-cell table:style-name="ce2" office:value-type="float" office:value="1431908470" calcext:value-type="float">
            <text:p>1431908470</text:p>
          </table:table-cell>
          <table:table-cell table:style-name="ce2" office:value-type="float" office:value="1431908489" calcext:value-type="float">
            <text:p>1431908489</text:p>
          </table:table-cell>
          <table:table-cell table:style-name="ce2" office:value-type="float" office:value="1431908762" calcext:value-type="float">
            <text:p>1431908762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A</text:p>
          </table:table-cell>
          <table:table-cell table:style-name="ce8"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42104" calcext:value-type="float">
            <text:p>142104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431910619" calcext:value-type="float">
            <text:p>1431910619</text:p>
          </table:table-cell>
          <table:table-cell table:style-name="ce2" office:value-type="float" office:value="1431910634" calcext:value-type="float">
            <text:p>1431910634</text:p>
          </table:table-cell>
          <table:table-cell table:style-name="ce2" office:value-type="float" office:value="1431910674" calcext:value-type="float">
            <text:p>1431910674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A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7148" calcext:value-type="float">
            <text:p>137148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431912718" calcext:value-type="float">
            <text:p>1431912718</text:p>
          </table:table-cell>
          <table:table-cell table:style-name="ce2" office:value-type="float" office:value="1431912734" calcext:value-type="float">
            <text:p>1431912734</text:p>
          </table:table-cell>
          <table:table-cell table:style-name="ce2" office:value-type="float" office:value="1431912769" calcext:value-type="float">
            <text:p>1431912769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72.5-71.8</text:p>
          </table:table-cell>
          <table:table-cell office:value-type="float" office:value="0" calcext:value-type="float">
            <text:p>0</text:p>
          </table:table-cell>
          <table:table-cell office:value-type="float" office:value="128142" calcext:value-type="float">
            <text:p>128142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431914730" calcext:value-type="float">
            <text:p>1431914730</text:p>
          </table:table-cell>
          <table:table-cell table:style-name="ce2" office:value-type="float" office:value="1431914744" calcext:value-type="float">
            <text:p>1431914744</text:p>
          </table:table-cell>
          <table:table-cell table:style-name="ce2" office:value-type="float" office:value="1431914788" calcext:value-type="float">
            <text:p>1431914788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71.8-71.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2406" calcext:value-type="float">
            <text:p>142406</text:p>
          </table:table-cell>
          <table:table-cell table:style-name="ce2"/>
          <table:table-cell table:number-columns-repeated="1014"/>
        </table:table-row>
        <table:table-row table:style-name="ro3">
          <table:table-cell office:value-type="string" calcext:value-type="string">
            <text:p>resolution scan at point B</text:p>
          </table:table-cell>
          <table:table-cell table:style-name="ce2" table:number-columns-repeated="3"/>
          <table:table-cell table:number-columns-repeated="2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18.05.2015</text:p>
          </table:table-cell>
          <table:table-cell table:style-name="ce2" office:value-type="float" office:value="1431991606" calcext:value-type="float">
            <text:p>1431991606</text:p>
          </table:table-cell>
          <table:table-cell table:style-name="ce2" office:value-type="float" office:value="1431991625" calcext:value-type="float">
            <text:p>1431991625</text:p>
          </table:table-cell>
          <table:table-cell table:style-name="ce2" office:value-type="float" office:value="1431991654" calcext:value-type="float">
            <text:p>1431991654</text:p>
          </table:table-cell>
          <table:table-cell office:value-type="float" office:value="5737" calcext:value-type="float">
            <text:p>5737</text:p>
          </table:table-cell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44810" calcext:value-type="float">
            <text:p>1448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9.05.2015</text:p>
          </table:table-cell>
          <table:table-cell table:style-name="ce2" office:value-type="float" office:value="1431993502" calcext:value-type="float">
            <text:p>1431993502</text:p>
          </table:table-cell>
          <table:table-cell table:style-name="ce2" office:value-type="float" office:value="1431993522" calcext:value-type="float">
            <text:p>1431993522</text:p>
          </table:table-cell>
          <table:table-cell table:style-name="ce2" office:value-type="float" office:value="1431993553" calcext:value-type="float">
            <text:p>1431993553</text:p>
          </table:table-cell>
          <table:table-cell office:value-type="float" office:value="5738" calcext:value-type="float">
            <text:p>5738</text:p>
          </table:table-cell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44700" calcext:value-type="float">
            <text:p>1447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9.05.2015</text:p>
          </table:table-cell>
          <table:table-cell table:style-name="ce2" office:value-type="float" office:value="1431995418" calcext:value-type="float">
            <text:p>1431995418</text:p>
          </table:table-cell>
          <table:table-cell table:style-name="ce2" office:value-type="float" office:value="1431995436" calcext:value-type="float">
            <text:p>1431995436</text:p>
          </table:table-cell>
          <table:table-cell table:style-name="ce2" office:value-type="float" office:value="1431995472" calcext:value-type="float">
            <text:p>1431995472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42440" calcext:value-type="float">
            <text:p>1424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9.05.2015</text:p>
          </table:table-cell>
          <table:table-cell table:style-name="ce2" office:value-type="float" office:value="1431997318" calcext:value-type="float">
            <text:p>1431997318</text:p>
          </table:table-cell>
          <table:table-cell table:style-name="ce2" office:value-type="float" office:value="1431997333" calcext:value-type="float">
            <text:p>1431997333</text:p>
          </table:table-cell>
          <table:table-cell table:style-name="ce2" office:value-type="float" office:value="1431997362" calcext:value-type="float">
            <text:p>1431997362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43110" calcext:value-type="float">
            <text:p>1431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9.05.2015</text:p>
          </table:table-cell>
          <table:table-cell table:style-name="ce2" office:value-type="float" office:value="1431999372" calcext:value-type="float">
            <text:p>1431999372</text:p>
          </table:table-cell>
          <table:table-cell table:style-name="ce2" office:value-type="float" office:value="1431999386" calcext:value-type="float">
            <text:p>1431999386</text:p>
          </table:table-cell>
          <table:table-cell table:style-name="ce2" office:value-type="float" office:value="1431999412" calcext:value-type="float">
            <text:p>1431999412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42906" calcext:value-type="float">
            <text:p>14290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9.05.2015</text:p>
          </table:table-cell>
          <table:table-cell table:style-name="ce2" office:value-type="float" office:value="1432001873" calcext:value-type="float">
            <text:p>1432001873</text:p>
          </table:table-cell>
          <table:table-cell table:style-name="ce2" office:value-type="float" office:value="1432001891" calcext:value-type="float">
            <text:p>1432001891</text:p>
          </table:table-cell>
          <table:table-cell table:style-name="ce2" office:value-type="float" office:value="1432002004" calcext:value-type="float">
            <text:p>1432002004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18354" calcext:value-type="float">
            <text:p>11835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10deg verticle scan at point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21783" calcext:value-type="float">
            <text:p>1432021783</text:p>
          </table:table-cell>
          <table:table-cell table:style-name="ce2" office:value-type="float" office:value="1432021808" calcext:value-type="float">
            <text:p>1432021808</text:p>
          </table:table-cell>
          <table:table-cell table:style-name="ce2" office:value-type="float" office:value="1432021936" calcext:value-type="float">
            <text:p>143202193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7.9" calcext:value-type="float">
            <text:p>67.9</text:p>
          </table:table-cell>
          <table:table-cell office:value-type="float" office:value="10" calcext:value-type="float">
            <text:p>10</text:p>
          </table:table-cell>
          <table:table-cell office:value-type="float" office:value="74770" calcext:value-type="float">
            <text:p>747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24620" calcext:value-type="float">
            <text:p>1432024620</text:p>
          </table:table-cell>
          <table:table-cell table:style-name="ce2" office:value-type="float" office:value="1432024637" calcext:value-type="float">
            <text:p>1432024637</text:p>
          </table:table-cell>
          <table:table-cell table:style-name="ce2" office:value-type="float" office:value="1432024663" calcext:value-type="float">
            <text:p>143202466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7.9" calcext:value-type="float">
            <text:p>67.9</text:p>
          </table:table-cell>
          <table:table-cell office:value-type="float" office:value="10" calcext:value-type="float">
            <text:p>10</text:p>
          </table:table-cell>
          <table:table-cell office:value-type="float" office:value="99604" calcext:value-type="float">
            <text:p>996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29727" calcext:value-type="float">
            <text:p>1432029727</text:p>
          </table:table-cell>
          <table:table-cell table:style-name="ce2" office:value-type="float" office:value="1432029746" calcext:value-type="float">
            <text:p>1432029746</text:p>
          </table:table-cell>
          <table:table-cell table:style-name="ce2" office:value-type="float" office:value="1432029773" calcext:value-type="float">
            <text:p>143202977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9" calcext:value-type="float">
            <text:p>68.9</text:p>
          </table:table-cell>
          <table:table-cell office:value-type="float" office:value="10" calcext:value-type="float">
            <text:p>10</text:p>
          </table:table-cell>
          <table:table-cell office:value-type="float" office:value="37900" calcext:value-type="float">
            <text:p>37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31605" calcext:value-type="float">
            <text:p>1432031605</text:p>
          </table:table-cell>
          <table:table-cell table:style-name="ce2" office:value-type="float" office:value="1432031624" calcext:value-type="float">
            <text:p>1432031624</text:p>
          </table:table-cell>
          <table:table-cell table:style-name="ce2" office:value-type="float" office:value="1432031645" calcext:value-type="float">
            <text:p>143203164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9" calcext:value-type="float">
            <text:p>68.9</text:p>
          </table:table-cell>
          <table:table-cell office:value-type="float" office:value="10" calcext:value-type="float">
            <text:p>10</text:p>
          </table:table-cell>
          <table:table-cell office:value-type="float" office:value="91546" calcext:value-type="float">
            <text:p>915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39129" calcext:value-type="float">
            <text:p>1432039129</text:p>
          </table:table-cell>
          <table:table-cell table:style-name="ce2" office:value-type="float" office:value="1432039144" calcext:value-type="float">
            <text:p>1432039144</text:p>
          </table:table-cell>
          <table:table-cell table:style-name="ce2" office:value-type="float" office:value="1432039180" calcext:value-type="float">
            <text:p>143203918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.1" calcext:value-type="float">
            <text:p>70.1</text:p>
          </table:table-cell>
          <table:table-cell office:value-type="float" office:value="10" calcext:value-type="float">
            <text:p>10</text:p>
          </table:table-cell>
          <table:table-cell office:value-type="float" office:value="100344" calcext:value-type="float">
            <text:p>100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43399" calcext:value-type="float">
            <text:p>1432043399</text:p>
          </table:table-cell>
          <table:table-cell table:style-name="ce2" office:value-type="float" office:value="1432043413" calcext:value-type="float">
            <text:p>1432043413</text:p>
          </table:table-cell>
          <table:table-cell table:style-name="ce2" office:value-type="float" office:value="1432043491" calcext:value-type="float">
            <text:p>143204349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.1" calcext:value-type="float">
            <text:p>70.1</text:p>
          </table:table-cell>
          <table:table-cell office:value-type="float" office:value="10" calcext:value-type="float">
            <text:p>10</text:p>
          </table:table-cell>
          <table:table-cell office:value-type="float" office:value="49956" calcext:value-type="float">
            <text:p>499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44500" calcext:value-type="float">
            <text:p>1432044500</text:p>
          </table:table-cell>
          <table:table-cell table:style-name="ce2" office:value-type="float" office:value="1432044514" calcext:value-type="float">
            <text:p>1432044514</text:p>
          </table:table-cell>
          <table:table-cell table:style-name="ce2" office:value-type="float" office:value="1432044541" calcext:value-type="float">
            <text:p>143204454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00966" calcext:value-type="float">
            <text:p>1009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46401" calcext:value-type="float">
            <text:p>1432046401</text:p>
          </table:table-cell>
          <table:table-cell table:style-name="ce2" office:value-type="float" office:value="1432046415" calcext:value-type="float">
            <text:p>1432046415</text:p>
          </table:table-cell>
          <table:table-cell table:style-name="ce2" office:value-type="float" office:value="1432046447" calcext:value-type="float">
            <text:p>143204644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1474" calcext:value-type="float">
            <text:p>514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47852" calcext:value-type="float">
            <text:p>1432047852</text:p>
          </table:table-cell>
          <table:table-cell table:style-name="ce2" office:value-type="float" office:value="1432047874" calcext:value-type="float">
            <text:p>1432047874</text:p>
          </table:table-cell>
          <table:table-cell table:style-name="ce2" office:value-type="float" office:value="1432047903" calcext:value-type="float">
            <text:p>143204790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2.1" calcext:value-type="float">
            <text:p>72.1</text:p>
          </table:table-cell>
          <table:table-cell office:value-type="float" office:value="10" calcext:value-type="float">
            <text:p>10</text:p>
          </table:table-cell>
          <table:table-cell office:value-type="float" office:value="84750" calcext:value-type="float">
            <text:p>847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49796" calcext:value-type="float">
            <text:p>1432049796</text:p>
          </table:table-cell>
          <table:table-cell table:style-name="ce2" office:value-type="float" office:value="1432049811" calcext:value-type="float">
            <text:p>1432049811</text:p>
          </table:table-cell>
          <table:table-cell table:style-name="ce2" office:value-type="float" office:value="1432049854" calcext:value-type="float">
            <text:p>143204985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2.1" calcext:value-type="float">
            <text:p>72.1</text:p>
          </table:table-cell>
          <table:table-cell office:value-type="float" office:value="10" calcext:value-type="float">
            <text:p>10</text:p>
          </table:table-cell>
          <table:table-cell office:value-type="float" office:value="68112" calcext:value-type="float">
            <text:p>681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51506" calcext:value-type="float">
            <text:p>1432051506</text:p>
          </table:table-cell>
          <table:table-cell table:style-name="ce2" office:value-type="float" office:value="1432051519" calcext:value-type="float">
            <text:p>1432051519</text:p>
          </table:table-cell>
          <table:table-cell table:style-name="ce2" office:value-type="float" office:value="1432051544" calcext:value-type="float">
            <text:p>143205154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2138" calcext:value-type="float">
            <text:p>92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53402" calcext:value-type="float">
            <text:p>1432053402</text:p>
          </table:table-cell>
          <table:table-cell table:style-name="ce2" office:value-type="float" office:value="1432053414" calcext:value-type="float">
            <text:p>1432053414</text:p>
          </table:table-cell>
          <table:table-cell table:style-name="ce2" office:value-type="float" office:value="1432053441" calcext:value-type="float">
            <text:p>143205344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2954" calcext:value-type="float">
            <text:p>92954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10deg verticle scan at point 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61710" calcext:value-type="float">
            <text:p>1432061710</text:p>
          </table:table-cell>
          <table:table-cell table:style-name="ce2" office:value-type="float" office:value="1432061724" calcext:value-type="float">
            <text:p>1432061724</text:p>
          </table:table-cell>
          <table:table-cell table:style-name="ce2" office:value-type="float" office:value="1432061756" calcext:value-type="float">
            <text:p>143206175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02594" calcext:value-type="float">
            <text:p>1025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64841" calcext:value-type="float">
            <text:p>1432064841</text:p>
          </table:table-cell>
          <table:table-cell table:style-name="ce2" office:value-type="float" office:value="1432064862" calcext:value-type="float">
            <text:p>1432064862</text:p>
          </table:table-cell>
          <table:table-cell table:style-name="ce2" office:value-type="float" office:value="1432064891" calcext:value-type="float">
            <text:p>143206489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48332" calcext:value-type="float">
            <text:p>48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65835" calcext:value-type="float">
            <text:p>1432065835</text:p>
          </table:table-cell>
          <table:table-cell table:style-name="ce2" office:value-type="float" office:value="1432065848" calcext:value-type="float">
            <text:p>1432065848</text:p>
          </table:table-cell>
          <table:table-cell table:style-name="ce2" office:value-type="float" office:value="1432065899" calcext:value-type="float">
            <text:p>14320658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1" calcext:value-type="float">
            <text:p>72.1</text:p>
          </table:table-cell>
          <table:table-cell office:value-type="float" office:value="10" calcext:value-type="float">
            <text:p>10</text:p>
          </table:table-cell>
          <table:table-cell office:value-type="float" office:value="104216" calcext:value-type="float">
            <text:p>104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67726" calcext:value-type="float">
            <text:p>1432067726</text:p>
          </table:table-cell>
          <table:table-cell table:style-name="ce2" office:value-type="float" office:value="1432067743" calcext:value-type="float">
            <text:p>1432067743</text:p>
          </table:table-cell>
          <table:table-cell table:style-name="ce2" office:value-type="float" office:value="1432067771" calcext:value-type="float">
            <text:p>14320677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1" calcext:value-type="float">
            <text:p>72.1</text:p>
          </table:table-cell>
          <table:table-cell office:value-type="float" office:value="10" calcext:value-type="float">
            <text:p>10</text:p>
          </table:table-cell>
          <table:table-cell office:value-type="float" office:value="48334" calcext:value-type="float">
            <text:p>48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70113" calcext:value-type="float">
            <text:p>1432070113</text:p>
          </table:table-cell>
          <table:table-cell table:style-name="ce2" office:value-type="float" office:value="1432070125" calcext:value-type="float">
            <text:p>1432070125</text:p>
          </table:table-cell>
          <table:table-cell table:style-name="ce2" office:value-type="float" office:value="1432070157" calcext:value-type="float">
            <text:p>143207015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1.3" calcext:value-type="float">
            <text:p>71.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40068" calcext:value-type="float">
            <text:p>140068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72166" calcext:value-type="float">
            <text:p>1432072166</text:p>
          </table:table-cell>
          <table:table-cell table:style-name="ce2" office:value-type="float" office:value="1432072178" calcext:value-type="float">
            <text:p>1432072178</text:p>
          </table:table-cell>
          <table:table-cell table:style-name="ce2" office:value-type="float" office:value="1432072209" calcext:value-type="float">
            <text:p>14320722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1.3" calcext:value-type="float">
            <text:p>71.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878" calcext:value-type="float">
            <text:p>11878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9.05.2015</text:p>
          </table:table-cell>
          <table:table-cell table:style-name="ce2" office:value-type="float" office:value="1432072166" calcext:value-type="float">
            <text:p>1432072166</text:p>
          </table:table-cell>
          <table:table-cell table:style-name="ce2" office:value-type="float" office:value="1432072178" calcext:value-type="float">
            <text:p>1432072178</text:p>
          </table:table-cell>
          <table:table-cell table:style-name="ce2" office:value-type="float" office:value="1432072628" calcext:value-type="float">
            <text:p>143207262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9.9" calcext:value-type="float">
            <text:p>69.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42840" calcext:value-type="float">
            <text:p>142840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74567" calcext:value-type="float">
            <text:p>1432074567</text:p>
          </table:table-cell>
          <table:table-cell table:style-name="ce2" office:value-type="float" office:value="1432074579" calcext:value-type="float">
            <text:p>1432074579</text:p>
          </table:table-cell>
          <table:table-cell table:style-name="ce2" office:value-type="float" office:value="1432074606" calcext:value-type="float">
            <text:p>143207460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9.9" calcext:value-type="float">
            <text:p>69.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9018" calcext:value-type="float">
            <text:p>9018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74567" calcext:value-type="float">
            <text:p>1432074567</text:p>
          </table:table-cell>
          <table:table-cell table:style-name="ce2" office:value-type="float" office:value="1432074579" calcext:value-type="float">
            <text:p>1432074579</text:p>
          </table:table-cell>
          <table:table-cell table:style-name="ce2" office:value-type="float" office:value="1432075019" calcext:value-type="float">
            <text:p>14320750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9.1" calcext:value-type="float">
            <text:p>69.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44360" calcext:value-type="float">
            <text:p>144360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76947" calcext:value-type="float">
            <text:p>1432076947</text:p>
          </table:table-cell>
          <table:table-cell table:style-name="ce2" office:value-type="float" office:value="1432076960" calcext:value-type="float">
            <text:p>1432076960</text:p>
          </table:table-cell>
          <table:table-cell table:style-name="ce2" office:value-type="float" office:value="1432076989" calcext:value-type="float">
            <text:p>14320769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9.1" calcext:value-type="float">
            <text:p>69.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880" calcext:value-type="float">
            <text:p>8880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76947" calcext:value-type="float">
            <text:p>1432076947</text:p>
          </table:table-cell>
          <table:table-cell table:style-name="ce2" office:value-type="float" office:value="1432076960" calcext:value-type="float">
            <text:p>1432076960</text:p>
          </table:table-cell>
          <table:table-cell table:style-name="ce2" office:value-type="float" office:value="1432077341" calcext:value-type="float">
            <text:p>143207734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7.8" calcext:value-type="float">
            <text:p>67.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43448" calcext:value-type="float">
            <text:p>143448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79232" calcext:value-type="float">
            <text:p>1432079232</text:p>
          </table:table-cell>
          <table:table-cell table:style-name="ce2" office:value-type="float" office:value="1432079246" calcext:value-type="float">
            <text:p>1432079246</text:p>
          </table:table-cell>
          <table:table-cell table:style-name="ce2" office:value-type="float" office:value="1432079275" calcext:value-type="float">
            <text:p>14320792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7.8" calcext:value-type="float">
            <text:p>67.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982" calcext:value-type="float">
            <text:p>8982</text:p>
          </table:table-cell>
          <table:table-cell table:style-name="ce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81462" calcext:value-type="float">
            <text:p>1432081462</text:p>
          </table:table-cell>
          <table:table-cell table:style-name="ce2" office:value-type="float" office:value="1432081484" calcext:value-type="float">
            <text:p>1432081484</text:p>
          </table:table-cell>
          <table:table-cell table:style-name="ce2" office:value-type="float" office:value="1432081559" calcext:value-type="float">
            <text:p>1432081559</text:p>
          </table:table-cell>
          <table:table-cell office:value-type="float" office:value="5832" calcext:value-type="float">
            <text:p>5832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office:value-type="float" office:value="142418" calcext:value-type="float">
            <text:p>1424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85132" calcext:value-type="float">
            <text:p>1432085132</text:p>
          </table:table-cell>
          <table:table-cell table:style-name="ce2" office:value-type="float" office:value="1432085147" calcext:value-type="float">
            <text:p>1432085147</text:p>
          </table:table-cell>
          <table:table-cell table:style-name="ce2" office:value-type="float" office:value="1432085202" calcext:value-type="float">
            <text:p>1432085202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office:value-type="float" office:value="141946" calcext:value-type="float">
            <text:p>1419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87091" calcext:value-type="float">
            <text:p>1432087091</text:p>
          </table:table-cell>
          <table:table-cell table:style-name="ce2" office:value-type="float" office:value="1432087109" calcext:value-type="float">
            <text:p>1432087109</text:p>
          </table:table-cell>
          <table:table-cell table:style-name="ce2" office:value-type="float" office:value="1432087139" calcext:value-type="float">
            <text:p>1432087139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office:value-type="float" office:value="143490" calcext:value-type="float">
            <text:p>1434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88977" calcext:value-type="float">
            <text:p>1432088977</text:p>
          </table:table-cell>
          <table:table-cell table:style-name="ce2" office:value-type="float" office:value="1432088995" calcext:value-type="float">
            <text:p>1432088995</text:p>
          </table:table-cell>
          <table:table-cell table:style-name="ce2" office:value-type="float" office:value="1432089102" calcext:value-type="float">
            <text:p>1432089102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office:value-type="float" office:value="145610" calcext:value-type="float">
            <text:p>14561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91242" calcext:value-type="float">
            <text:p>1432091242</text:p>
          </table:table-cell>
          <table:table-cell table:style-name="ce2" office:value-type="float" office:value="1432091258" calcext:value-type="float">
            <text:p>1432091258</text:p>
          </table:table-cell>
          <table:table-cell table:style-name="ce2" office:value-type="float" office:value="1432091294" calcext:value-type="float">
            <text:p>1432091294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office:value-type="float" office:value="143444" calcext:value-type="float">
            <text:p>143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93181" calcext:value-type="float">
            <text:p>1432093181</text:p>
          </table:table-cell>
          <table:table-cell table:style-name="ce2" office:value-type="float" office:value="1432093201" calcext:value-type="float">
            <text:p>1432093201</text:p>
          </table:table-cell>
          <table:table-cell table:style-name="ce2" office:value-type="float" office:value="1432093233" calcext:value-type="float">
            <text:p>1432093233</text:p>
          </table:table-cell>
          <table:table-cell office:value-type="float" office:value="5838" calcext:value-type="float">
            <text:p>5838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office:value-type="float" office:value="138952" calcext:value-type="float">
            <text:p>138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95129" calcext:value-type="float">
            <text:p>1432095129</text:p>
          </table:table-cell>
          <table:table-cell office:value-type="float" office:value="1432095145" calcext:value-type="float">
            <text:p>1432095145</text:p>
          </table:table-cell>
          <table:table-cell table:style-name="ce2" office:value-type="float" office:value="1432095173" calcext:value-type="float">
            <text:p>1432095173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office:value-type="float" office:value="134626" calcext:value-type="float">
            <text:p>1346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097395" calcext:value-type="float">
            <text:p>1432097395</text:p>
          </table:table-cell>
          <table:table-cell table:style-name="ce2" office:value-type="float" office:value="1432097409" calcext:value-type="float">
            <text:p>1432097409</text:p>
          </table:table-cell>
          <table:table-cell office:value-type="float" office:value="1432097493" calcext:value-type="float">
            <text:p>1432097493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office:value-type="float" office:value="83274" calcext:value-type="float">
            <text:p>83274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10deg verticle scan at point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144195" calcext:value-type="float">
            <text:p>1432144195</text:p>
          </table:table-cell>
          <table:table-cell table:style-name="ce2" office:value-type="float" office:value="1432144211" calcext:value-type="float">
            <text:p>1432144211</text:p>
          </table:table-cell>
          <table:table-cell table:style-name="ce2" office:value-type="float" office:value="1432144250" calcext:value-type="float">
            <text:p>143214425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44020" calcext:value-type="float">
            <text:p>1440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146100" calcext:value-type="float">
            <text:p>1432146100</text:p>
          </table:table-cell>
          <table:table-cell table:style-name="ce2" office:value-type="float" office:value="1432146112" calcext:value-type="float">
            <text:p>1432146112</text:p>
          </table:table-cell>
          <table:table-cell table:style-name="ce2" office:value-type="float" office:value="1432146345" calcext:value-type="float">
            <text:p>143214634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2.2" calcext:value-type="float">
            <text:p>72.2</text:p>
          </table:table-cell>
          <table:table-cell office:value-type="float" office:value="10" calcext:value-type="float">
            <text:p>10</text:p>
          </table:table-cell>
          <table:table-cell office:value-type="float" office:value="121462" calcext:value-type="float">
            <text:p>1214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148305" calcext:value-type="float">
            <text:p>1432148305</text:p>
          </table:table-cell>
          <table:table-cell table:style-name="ce2" office:value-type="float" office:value="1432148323" calcext:value-type="float">
            <text:p>1432148323</text:p>
          </table:table-cell>
          <table:table-cell table:style-name="ce2" office:value-type="float" office:value="1432148352" calcext:value-type="float">
            <text:p>143214835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4456" calcext:value-type="float">
            <text:p>1444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150396" calcext:value-type="float">
            <text:p>1432150396</text:p>
          </table:table-cell>
          <table:table-cell table:style-name="ce2" office:value-type="float" office:value="1432150407" calcext:value-type="float">
            <text:p>1432150407</text:p>
          </table:table-cell>
          <table:table-cell table:style-name="ce2" office:value-type="float" office:value="1432150440" calcext:value-type="float">
            <text:p>143215044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05478" calcext:value-type="float">
            <text:p>1054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table:style-name="ce2" office:value-type="float" office:value="1432154006" calcext:value-type="float">
            <text:p>1432154006</text:p>
          </table:table-cell>
          <table:table-cell table:style-name="ce2" office:value-type="float" office:value="1432154018" calcext:value-type="float">
            <text:p>1432154018</text:p>
          </table:table-cell>
          <table:table-cell table:style-name="ce2" office:value-type="float" office:value="1432154048" calcext:value-type="float">
            <text:p>143215404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31538" calcext:value-type="float">
            <text:p>1315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15</text:p>
          </table:table-cell>
          <table:table-cell office:value-type="float" office:value="1432156048" calcext:value-type="float">
            <text:p>1432156048</text:p>
          </table:table-cell>
          <table:table-cell table:style-name="ce2" office:value-type="float" office:value="1432156060" calcext:value-type="float">
            <text:p>1432156060</text:p>
          </table:table-cell>
          <table:table-cell table:style-name="ce2" office:value-type="float" office:value="1432156089" calcext:value-type="float">
            <text:p>143215608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1928" calcext:value-type="float">
            <text:p>101928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0deg verticle scan at point 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1.05.2015</text:p>
          </table:table-cell>
          <table:table-cell office:value-type="float" office:value="1432160136" calcext:value-type="float">
            <text:p>1432160136</text:p>
          </table:table-cell>
          <table:table-cell table:style-name="ce2" office:value-type="float" office:value="1432160148" calcext:value-type="float">
            <text:p>1432160148</text:p>
          </table:table-cell>
          <table:table-cell table:style-name="ce2" office:value-type="float" office:value="1432160237" calcext:value-type="float">
            <text:p>143216023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8452" calcext:value-type="float">
            <text:p>68452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21.05.2015</text:p>
          </table:table-cell>
          <table:table-cell table:style-name="ce2" office:value-type="float" office:value="1432162247" calcext:value-type="float">
            <text:p>1432162247</text:p>
          </table:table-cell>
          <table:table-cell table:style-name="ce2" office:value-type="float" office:value="1432162267" calcext:value-type="float">
            <text:p>1432162267</text:p>
          </table:table-cell>
          <table:table-cell table:style-name="ce2" office:value-type="float" office:value="1432162297" calcext:value-type="float">
            <text:p>143216229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0364" calcext:value-type="float">
            <text:p>100364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21.05.2015</text:p>
          </table:table-cell>
          <table:table-cell table:style-name="ce2" office:value-type="float" office:value="1432164371" calcext:value-type="float">
            <text:p>1432164371</text:p>
          </table:table-cell>
          <table:table-cell office:value-type="float" office:value="1432164383" calcext:value-type="float">
            <text:p>1432164383</text:p>
          </table:table-cell>
          <table:table-cell table:style-name="ce2" office:value-type="float" office:value="1432164411" calcext:value-type="float">
            <text:p>14321644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99080" calcext:value-type="float">
            <text:p>9908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1.05.2015</text:p>
          </table:table-cell>
          <table:table-cell office:value-type="float" office:value="1432169245" calcext:value-type="float">
            <text:p>1432169245</text:p>
          </table:table-cell>
          <table:table-cell office:value-type="float" office:value="1432169261" calcext:value-type="float">
            <text:p>1432169261</text:p>
          </table:table-cell>
          <table:table-cell office:value-type="float" office:value="1432169457" calcext:value-type="float">
            <text:p>1432169457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85608" calcext:value-type="float">
            <text:p>8560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1.05.2015</text:p>
          </table:table-cell>
          <table:table-cell office:value-type="float" office:value="1432171445" calcext:value-type="float">
            <text:p>1432171445</text:p>
          </table:table-cell>
          <table:table-cell office:value-type="float" office:value="1432171460" calcext:value-type="float">
            <text:p>1432171460</text:p>
          </table:table-cell>
          <table:table-cell office:value-type="float" office:value="1432171623" calcext:value-type="float">
            <text:p>1432171623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0238" calcext:value-type="float">
            <text:p>70238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1.05.2015</text:p>
          </table:table-cell>
          <table:table-cell table:style-name="ce2" office:value-type="float" office:value="1432173511" calcext:value-type="float">
            <text:p>1432173511</text:p>
          </table:table-cell>
          <table:table-cell table:style-name="ce2" office:value-type="float" office:value="1432173539" calcext:value-type="float">
            <text:p>1432173539</text:p>
          </table:table-cell>
          <table:table-cell table:style-name="ce2" office:value-type="float" office:value="1432173632" calcext:value-type="float">
            <text:p>1432173632</text:p>
          </table:table-cell>
          <table:table-cell office:value-type="float" office:value="5896" calcext:value-type="float">
            <text:p>5896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7352" calcext:value-type="float">
            <text:p>97352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1.05.2015</text:p>
          </table:table-cell>
          <table:table-cell table:style-name="ce2" office:value-type="float" office:value="1432175472" calcext:value-type="float">
            <text:p>1432175472</text:p>
          </table:table-cell>
          <table:table-cell office:value-type="float" office:value="1432175492" calcext:value-type="float">
            <text:p>1432175492</text:p>
          </table:table-cell>
          <table:table-cell office:value-type="float" office:value="1432175593" calcext:value-type="float">
            <text:p>1432175593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99200" calcext:value-type="float">
            <text:p>992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1.05.2015</text:p>
          </table:table-cell>
          <table:table-cell office:value-type="float" office:value="1432177531" calcext:value-type="float">
            <text:p>1432177531</text:p>
          </table:table-cell>
          <table:table-cell office:value-type="float" office:value="1432177552" calcext:value-type="float">
            <text:p>1432177552</text:p>
          </table:table-cell>
          <table:table-cell office:value-type="float" office:value="1432177579" calcext:value-type="float">
            <text:p>1432177579</text:p>
          </table:table-cell>
          <table:table-cell office:value-type="float" office:value="5898" calcext:value-type="float">
            <text:p>5898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14672" calcext:value-type="float">
            <text:p>11467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1.05.2015</text:p>
          </table:table-cell>
          <table:table-cell office:value-type="float" office:value="1432179457" calcext:value-type="float">
            <text:p>1432179457</text:p>
          </table:table-cell>
          <table:table-cell office:value-type="float" office:value="1432179478" calcext:value-type="float">
            <text:p>1432179478</text:p>
          </table:table-cell>
          <table:table-cell office:value-type="float" office:value="1432179518" calcext:value-type="float">
            <text:p>1432179518</text:p>
          </table:table-cell>
          <table:table-cell office:value-type="float" office:value="5989" calcext:value-type="float">
            <text:p>5989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15838" calcext:value-type="float">
            <text:p>11583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1.05.2015</text:p>
          </table:table-cell>
          <table:table-cell office:value-type="float" office:value="1432181414" calcext:value-type="float">
            <text:p>1432181414</text:p>
          </table:table-cell>
          <table:table-cell office:value-type="float" office:value="1432181433" calcext:value-type="float">
            <text:p>1432181433</text:p>
          </table:table-cell>
          <table:table-cell office:value-type="float" office:value="1432181481" calcext:value-type="float">
            <text:p>1432181481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4400" calcext:value-type="float">
            <text:p>1044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1.05.2015</text:p>
          </table:table-cell>
          <table:table-cell office:value-type="float" office:value="1432184618" calcext:value-type="float">
            <text:p>1432184618</text:p>
          </table:table-cell>
          <table:table-cell office:value-type="float" office:value="1432184637" calcext:value-type="float">
            <text:p>1432184637</text:p>
          </table:table-cell>
          <table:table-cell office:value-type="float" office:value="1432184677" calcext:value-type="float">
            <text:p>1432184677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34624" calcext:value-type="float">
            <text:p>1346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1.05.2015</text:p>
          </table:table-cell>
          <table:table-cell office:value-type="float" office:value="1432186789" calcext:value-type="float">
            <text:p>1432186789</text:p>
          </table:table-cell>
          <table:table-cell office:value-type="float" office:value="1432186807" calcext:value-type="float">
            <text:p>1432186807</text:p>
          </table:table-cell>
          <table:table-cell office:value-type="float" office:value="1432187205" calcext:value-type="float">
            <text:p>1432187205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41662" calcext:value-type="float">
            <text:p>14166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Voltage scans @ point 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189822" calcext:value-type="float">
            <text:p>1432189822</text:p>
          </table:table-cell>
          <table:table-cell table:style-name="ce2" office:value-type="float" office:value="1432189840" calcext:value-type="float">
            <text:p>1432189840</text:p>
          </table:table-cell>
          <table:table-cell table:style-name="ce2" office:value-type="float" office:value="1432189871" calcext:value-type="float">
            <text:p>14321898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37418" calcext:value-type="float">
            <text:p>3741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189822" calcext:value-type="float">
            <text:p>1432189822</text:p>
          </table:table-cell>
          <table:table-cell table:style-name="ce2" office:value-type="float" office:value="1432189840" calcext:value-type="float">
            <text:p>1432189840</text:p>
          </table:table-cell>
          <table:table-cell table:style-name="ce2" office:value-type="float" office:value="1432191107" calcext:value-type="float">
            <text:p>143219110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35426" calcext:value-type="float">
            <text:p>3542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office:value-type="float" office:value="1432192086" calcext:value-type="float">
            <text:p>1432192086</text:p>
          </table:table-cell>
          <table:table-cell table:style-name="ce2" office:value-type="float" office:value="1432192100" calcext:value-type="float">
            <text:p>1432192100</text:p>
          </table:table-cell>
          <table:table-cell table:style-name="ce2" office:value-type="float" office:value="1432192129" calcext:value-type="float">
            <text:p>143219212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80746" calcext:value-type="float">
            <text:p>8074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193674" calcext:value-type="float">
            <text:p>1432193674</text:p>
          </table:table-cell>
          <table:table-cell table:style-name="ce2" office:value-type="float" office:value="1432193691" calcext:value-type="float">
            <text:p>1432193691</text:p>
          </table:table-cell>
          <table:table-cell table:style-name="ce2" office:value-type="float" office:value="1432193717" calcext:value-type="float">
            <text:p>143219371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02018" calcext:value-type="float">
            <text:p>10201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195841" calcext:value-type="float">
            <text:p>1432195841</text:p>
          </table:table-cell>
          <table:table-cell table:style-name="ce2" office:value-type="float" office:value="1432195857" calcext:value-type="float">
            <text:p>1432195857</text:p>
          </table:table-cell>
          <table:table-cell table:style-name="ce2" office:value-type="float" office:value="1432195894" calcext:value-type="float">
            <text:p>143219589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00926" calcext:value-type="float">
            <text:p>10092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197932" calcext:value-type="float">
            <text:p>1432197932</text:p>
          </table:table-cell>
          <table:table-cell table:style-name="ce2" office:value-type="float" office:value="1432197943" calcext:value-type="float">
            <text:p>1432197943</text:p>
          </table:table-cell>
          <table:table-cell table:style-name="ce2" office:value-type="float" office:value="1432197975" calcext:value-type="float">
            <text:p>14321979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02762" calcext:value-type="float">
            <text:p>102762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200264" calcext:value-type="float">
            <text:p>1432200264</text:p>
          </table:table-cell>
          <table:table-cell table:style-name="ce2" office:value-type="float" office:value="1432200282" calcext:value-type="float">
            <text:p>1432200282</text:p>
          </table:table-cell>
          <table:table-cell table:style-name="ce2" office:value-type="float" office:value="1432200335" calcext:value-type="float">
            <text:p>143220033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51982" calcext:value-type="float">
            <text:p>51982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200264" calcext:value-type="float">
            <text:p>1432200264</text:p>
          </table:table-cell>
          <table:table-cell table:style-name="ce2" office:value-type="float" office:value="1432200282" calcext:value-type="float">
            <text:p>1432200282</text:p>
          </table:table-cell>
          <table:table-cell table:style-name="ce2" office:value-type="float" office:value="1432201223" calcext:value-type="float">
            <text:p>143220122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45036" calcext:value-type="float">
            <text:p>145036</text:p>
          </table:table-cell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203215" calcext:value-type="float">
            <text:p>1432203215</text:p>
          </table:table-cell>
          <table:table-cell table:style-name="ce2" office:value-type="float" office:value="1432203234" calcext:value-type="float">
            <text:p>1432203234</text:p>
          </table:table-cell>
          <table:table-cell table:style-name="ce2" office:value-type="float" office:value="1432203280" calcext:value-type="float">
            <text:p>143220328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44244" calcext:value-type="float">
            <text:p>14424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205208" calcext:value-type="float">
            <text:p>1432205208</text:p>
          </table:table-cell>
          <table:table-cell table:style-name="ce2" office:value-type="float" office:value="1432205232" calcext:value-type="float">
            <text:p>1432205232</text:p>
          </table:table-cell>
          <table:table-cell table:style-name="ce2" office:value-type="float" office:value="1432205265" calcext:value-type="float">
            <text:p>143220526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27074" calcext:value-type="float">
            <text:p>12707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207153" calcext:value-type="float">
            <text:p>1432207153</text:p>
          </table:table-cell>
          <table:table-cell table:style-name="ce2" office:value-type="float" office:value="1432207172" calcext:value-type="float">
            <text:p>1432207172</text:p>
          </table:table-cell>
          <table:table-cell table:style-name="ce2" office:value-type="float" office:value="1432207271" calcext:value-type="float">
            <text:p>14322072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33222" calcext:value-type="float">
            <text:p>3322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.05.2015</text:p>
          </table:table-cell>
          <table:table-cell table:style-name="ce2" office:value-type="float" office:value="1432208219" calcext:value-type="float">
            <text:p>1432208219</text:p>
          </table:table-cell>
          <table:table-cell table:style-name="ce2" office:value-type="float" office:value="1432208241" calcext:value-type="float">
            <text:p>1432208241</text:p>
          </table:table-cell>
          <table:table-cell table:style-name="ce2" office:value-type="float" office:value="1432208278" calcext:value-type="float">
            <text:p>143220827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OverVoltage scans @ point 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1.05.2015</text:p>
          </table:table-cell>
          <table:table-cell office:value-type="float" office:value="1432222706" calcext:value-type="float">
            <text:p>1432222706</text:p>
          </table:table-cell>
          <table:table-cell office:value-type="float" office:value="1432222750" calcext:value-type="float">
            <text:p>1432222750</text:p>
          </table:table-cell>
          <table:table-cell office:value-type="float" office:value="1432222780" calcext:value-type="float">
            <text:p>1432222780</text:p>
          </table:table-cell>
          <table:table-cell/>
          <table:table-cell office:value-type="string" calcext:value-type="string">
            <text:p>A</text:p>
          </table:table-cell>
          <table:table-cell table:formula="of:=72.6"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16190" calcext:value-type="float">
            <text:p>11619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formula="of:=[.A174]" office:value-type="string" office:string-value="21.05.2015" calcext:value-type="string">
            <text:p>21.05.2015</text:p>
          </table:table-cell>
          <table:table-cell office:value-type="float" office:value="1432224734" calcext:value-type="float">
            <text:p>1432224734</text:p>
          </table:table-cell>
          <table:table-cell table:style-name="ce2" office:value-type="float" office:value="1432224751" calcext:value-type="float">
            <text:p>1432224751</text:p>
          </table:table-cell>
          <table:table-cell office:value-type="float" office:value="1432224778" calcext:value-type="float">
            <text:p>1432224778</text:p>
          </table:table-cell>
          <table:table-cell/>
          <table:table-cell table:formula="of:=[.F174]" office:value-type="string" office:string-value="A" calcext:value-type="string">
            <text:p>A</text:p>
          </table:table-cell>
          <table:table-cell table:formula="of:=[.G174]" office:value-type="float" office:value="72.6" calcext:value-type="float">
            <text:p>72.6</text:p>
          </table:table-cell>
          <table:table-cell table:formula="of:=[.H174]" office:value-type="float" office:value="20" calcext:value-type="float">
            <text:p>20</text:p>
          </table:table-cell>
          <table:table-cell office:value-type="float" office:value="130250" calcext:value-type="float">
            <text:p>13025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formula="of:=[.A175]" office:value-type="string" office:string-value="21.05.2015" calcext:value-type="string">
            <text:p>21.05.2015</text:p>
          </table:table-cell>
          <table:table-cell office:value-type="float" office:value="1432226944" calcext:value-type="float">
            <text:p>1432226944</text:p>
          </table:table-cell>
          <table:table-cell office:value-type="float" office:value="1432226966" calcext:value-type="float">
            <text:p>1432226966</text:p>
          </table:table-cell>
          <table:table-cell office:value-type="float" office:value="1432226997" calcext:value-type="float">
            <text:p>1432226997</text:p>
          </table:table-cell>
          <table:table-cell/>
          <table:table-cell table:formula="of:=[.F175]" office:value-type="string" office:string-value="A" calcext:value-type="string">
            <text:p>A</text:p>
          </table:table-cell>
          <table:table-cell table:formula="of:=[.G175]" office:value-type="float" office:value="72.6" calcext:value-type="float">
            <text:p>72.6</text:p>
          </table:table-cell>
          <table:table-cell table:formula="of:=[.H175]" office:value-type="float" office:value="20" calcext:value-type="float">
            <text:p>20</text:p>
          </table:table-cell>
          <table:table-cell office:value-type="float" office:value="131668" calcext:value-type="float">
            <text:p>131668</text:p>
          </table:table-cell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3">
          <table:table-cell table:formula="of:=[.A176]" office:value-type="string" office:string-value="21.05.2015" calcext:value-type="string">
            <text:p>21.05.2015</text:p>
          </table:table-cell>
          <table:table-cell office:value-type="float" office:value="1432229043" calcext:value-type="float">
            <text:p>1432229043</text:p>
          </table:table-cell>
          <table:table-cell office:value-type="float" office:value="1432229056" calcext:value-type="float">
            <text:p>1432229056</text:p>
          </table:table-cell>
          <table:table-cell office:value-type="float" office:value="1432229077" calcext:value-type="float">
            <text:p>1432229077</text:p>
          </table:table-cell>
          <table:table-cell/>
          <table:table-cell table:formula="of:=[.F176]" office:value-type="string" office:string-value="A" calcext:value-type="string">
            <text:p>A</text:p>
          </table:table-cell>
          <table:table-cell table:formula="of:=[.G176]" office:value-type="float" office:value="72.6" calcext:value-type="float">
            <text:p>72.6</text:p>
          </table:table-cell>
          <table:table-cell table:formula="of:=[.H176]" office:value-type="float" office:value="20" calcext:value-type="float">
            <text:p>20</text:p>
          </table:table-cell>
          <table:table-cell office:value-type="float" office:value="94094" calcext:value-type="float">
            <text:p>94094</text:p>
          </table:table-cell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3">
          <table:table-cell table:formula="of:=[.A177]" office:value-type="string" office:string-value="21.05.2015" calcext:value-type="string">
            <text:p>21.05.2015</text:p>
          </table:table-cell>
          <table:table-cell office:value-type="float" office:value="1432232350" calcext:value-type="float">
            <text:p>1432232350</text:p>
          </table:table-cell>
          <table:table-cell office:value-type="float" office:value="1432232367" calcext:value-type="float">
            <text:p>1432232367</text:p>
          </table:table-cell>
          <table:table-cell office:value-type="float" office:value="1432232459" calcext:value-type="float">
            <text:p>1432232459</text:p>
          </table:table-cell>
          <table:table-cell/>
          <table:table-cell table:formula="of:=[.F177]" office:value-type="string" office:string-value="A" calcext:value-type="string">
            <text:p>A</text:p>
          </table:table-cell>
          <table:table-cell table:formula="of:=[.G177]" office:value-type="float" office:value="72.6" calcext:value-type="float">
            <text:p>72.6</text:p>
          </table:table-cell>
          <table:table-cell table:formula="of:=[.H177]" office:value-type="float" office:value="20" calcext:value-type="float">
            <text:p>20</text:p>
          </table:table-cell>
          <table:table-cell office:value-type="float" office:value="75922" calcext:value-type="float">
            <text:p>75922</text:p>
          </table:table-cell>
          <table:table-cell office:value-type="float" office:value="2.5" calcext:value-type="float">
            <text:p>2.5</text:p>
          </table:table-cell>
          <table:table-cell table:number-columns-repeated="1014"/>
        </table:table-row>
        <table:table-row table:style-name="ro3">
          <table:table-cell table:formula="of:=[.A178]" office:value-type="string" office:string-value="21.05.2015" calcext:value-type="string">
            <text:p>21.05.2015</text:p>
          </table:table-cell>
          <table:table-cell office:value-type="float" office:value="1432234295" calcext:value-type="float">
            <text:p>1432234295</text:p>
          </table:table-cell>
          <table:table-cell office:value-type="float" office:value="1432234308" calcext:value-type="float">
            <text:p>1432234308</text:p>
          </table:table-cell>
          <table:table-cell office:value-type="float" office:value="1432234331" calcext:value-type="float">
            <text:p>1432234331</text:p>
          </table:table-cell>
          <table:table-cell/>
          <table:table-cell table:formula="of:=[.F178]" office:value-type="string" office:string-value="A" calcext:value-type="string">
            <text:p>A</text:p>
          </table:table-cell>
          <table:table-cell table:formula="of:=[.G178]" office:value-type="float" office:value="72.6" calcext:value-type="float">
            <text:p>72.6</text:p>
          </table:table-cell>
          <table:table-cell table:formula="of:=[.H178]" office:value-type="float" office:value="20" calcext:value-type="float">
            <text:p>20</text:p>
          </table:table-cell>
          <table:table-cell office:value-type="float" office:value="88506" calcext:value-type="float">
            <text:p>88506</text:p>
          </table:table-cell>
          <table:table-cell office:value-type="float" office:value="2.5" calcext:value-type="float">
            <text:p>2.5</text:p>
          </table:table-cell>
          <table:table-cell table:number-columns-repeated="1014"/>
        </table:table-row>
        <table:table-row table:style-name="ro3">
          <table:table-cell table:formula="of:=[.A179]" office:value-type="string" office:string-value="21.05.2015" calcext:value-type="string">
            <text:p>21.05.2015</text:p>
          </table:table-cell>
          <table:table-cell office:value-type="float" office:value="1432236408" calcext:value-type="float">
            <text:p>1432236408</text:p>
          </table:table-cell>
          <table:table-cell office:value-type="float" office:value="1432236422" calcext:value-type="float">
            <text:p>1432236422</text:p>
          </table:table-cell>
          <table:table-cell office:value-type="float" office:value="1432236443" calcext:value-type="float">
            <text:p>1432236443</text:p>
          </table:table-cell>
          <table:table-cell/>
          <table:table-cell table:formula="of:=[.F179]" office:value-type="string" office:string-value="A" calcext:value-type="string">
            <text:p>A</text:p>
          </table:table-cell>
          <table:table-cell table:formula="of:=[.G179]" office:value-type="float" office:value="72.6" calcext:value-type="float">
            <text:p>72.6</text:p>
          </table:table-cell>
          <table:table-cell table:formula="of:=[.H179]" office:value-type="float" office:value="20" calcext:value-type="float">
            <text:p>20</text:p>
          </table:table-cell>
          <table:table-cell office:value-type="float" office:value="99290" calcext:value-type="float">
            <text:p>99290</text:p>
          </table:table-cell>
          <table:table-cell office:value-type="float" office:value="2.5" calcext:value-type="float">
            <text:p>2.5</text:p>
          </table:table-cell>
          <table:table-cell table:number-columns-repeated="1014"/>
        </table:table-row>
        <table:table-row table:style-name="ro3">
          <table:table-cell table:formula="of:=[.A180]" office:value-type="string" office:string-value="21.05.2015" calcext:value-type="string">
            <text:p>21.05.2015</text:p>
          </table:table-cell>
          <table:table-cell office:value-type="float" office:value="1432238372" calcext:value-type="float">
            <text:p>1432238372</text:p>
          </table:table-cell>
          <table:table-cell office:value-type="float" office:value="1432238392" calcext:value-type="float">
            <text:p>1432238392</text:p>
          </table:table-cell>
          <table:table-cell office:value-type="float" office:value="1432238418" calcext:value-type="float">
            <text:p>1432238418</text:p>
          </table:table-cell>
          <table:table-cell/>
          <table:table-cell table:formula="of:=[.F180]" office:value-type="string" office:string-value="A" calcext:value-type="string">
            <text:p>A</text:p>
          </table:table-cell>
          <table:table-cell table:formula="of:=[.G180]" office:value-type="float" office:value="72.6" calcext:value-type="float">
            <text:p>72.6</text:p>
          </table:table-cell>
          <table:table-cell table:formula="of:=[.H180]" office:value-type="float" office:value="20" calcext:value-type="float">
            <text:p>20</text:p>
          </table:table-cell>
          <table:table-cell office:value-type="float" office:value="72358" calcext:value-type="float">
            <text:p>72358</text:p>
          </table:table-cell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3">
          <table:table-cell table:formula="of:=[.A181]" office:value-type="string" office:string-value="21.05.2015" calcext:value-type="string">
            <text:p>21.05.2015</text:p>
          </table:table-cell>
          <table:table-cell office:value-type="float" office:value="1432240373" calcext:value-type="float">
            <text:p>1432240373</text:p>
          </table:table-cell>
          <table:table-cell office:value-type="float" office:value="1432240395" calcext:value-type="float">
            <text:p>1432240395</text:p>
          </table:table-cell>
          <table:table-cell office:value-type="float" office:value="1432240423" calcext:value-type="float">
            <text:p>1432240423</text:p>
          </table:table-cell>
          <table:table-cell/>
          <table:table-cell table:formula="of:=[.F181]" office:value-type="string" office:string-value="A" calcext:value-type="string">
            <text:p>A</text:p>
          </table:table-cell>
          <table:table-cell table:formula="of:=[.G181]" office:value-type="float" office:value="72.6" calcext:value-type="float">
            <text:p>72.6</text:p>
          </table:table-cell>
          <table:table-cell table:formula="of:=[.H181]" office:value-type="float" office:value="20" calcext:value-type="float">
            <text:p>20</text:p>
          </table:table-cell>
          <table:table-cell office:value-type="float" office:value="116086" calcext:value-type="float">
            <text:p>116086</text:p>
          </table:table-cell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3">
          <table:table-cell table:formula="of:=[.A182]" office:value-type="string" office:string-value="21.05.2015" calcext:value-type="string">
            <text:p>21.05.2015</text:p>
          </table:table-cell>
          <table:table-cell office:value-type="float" office:value="1432242253" calcext:value-type="float">
            <text:p>1432242253</text:p>
          </table:table-cell>
          <table:table-cell office:value-type="float" office:value="1432242274" calcext:value-type="float">
            <text:p>1432242274</text:p>
          </table:table-cell>
          <table:table-cell office:value-type="float" office:value="1432242329" calcext:value-type="float">
            <text:p>1432242329</text:p>
          </table:table-cell>
          <table:table-cell/>
          <table:table-cell table:formula="of:=[.F182]" office:value-type="string" office:string-value="A" calcext:value-type="string">
            <text:p>A</text:p>
          </table:table-cell>
          <table:table-cell table:formula="of:=[.G182]" office:value-type="float" office:value="72.6" calcext:value-type="float">
            <text:p>72.6</text:p>
          </table:table-cell>
          <table:table-cell table:formula="of:=[.H182]" office:value-type="float" office:value="20" calcext:value-type="float">
            <text:p>20</text:p>
          </table:table-cell>
          <table:table-cell office:value-type="float" office:value="140320" calcext:value-type="float">
            <text:p>140320</text:p>
          </table:table-cell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3">
          <table:table-cell table:formula="of:=[.A183]" office:value-type="string" office:string-value="21.05.2015" calcext:value-type="string">
            <text:p>21.05.2015</text:p>
          </table:table-cell>
          <table:table-cell office:value-type="float" office:value="1432244371" calcext:value-type="float">
            <text:p>1432244371</text:p>
          </table:table-cell>
          <table:table-cell office:value-type="float" office:value="1432244394" calcext:value-type="float">
            <text:p>1432244394</text:p>
          </table:table-cell>
          <table:table-cell office:value-type="float" office:value="1432244426" calcext:value-type="float">
            <text:p>1432244426</text:p>
          </table:table-cell>
          <table:table-cell/>
          <table:table-cell table:formula="of:=[.F183]" office:value-type="string" office:string-value="A" calcext:value-type="string">
            <text:p>A</text:p>
          </table:table-cell>
          <table:table-cell table:formula="of:=[.G183]" office:value-type="float" office:value="72.6" calcext:value-type="float">
            <text:p>72.6</text:p>
          </table:table-cell>
          <table:table-cell table:formula="of:=[.H183]" office:value-type="float" office:value="20" calcext:value-type="float">
            <text:p>20</text:p>
          </table:table-cell>
          <table:table-cell office:value-type="float" office:value="140508" calcext:value-type="float">
            <text:p>14050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2.05.2015</text:p>
          </table:table-cell>
          <table:table-cell office:value-type="float" office:value="1432246364" calcext:value-type="float">
            <text:p>1432246364</text:p>
          </table:table-cell>
          <table:table-cell office:value-type="float" office:value="1432246394" calcext:value-type="float">
            <text:p>1432246394</text:p>
          </table:table-cell>
          <table:table-cell office:value-type="float" office:value="1432246433" calcext:value-type="float">
            <text:p>1432246433</text:p>
          </table:table-cell>
          <table:table-cell/>
          <table:table-cell table:formula="of:=[.F184]" office:value-type="string" office:string-value="A" calcext:value-type="string">
            <text:p>A</text:p>
          </table:table-cell>
          <table:table-cell table:formula="of:=[.G184]" office:value-type="float" office:value="72.6" calcext:value-type="float">
            <text:p>72.6</text:p>
          </table:table-cell>
          <table:table-cell table:formula="of:=[.H184]" office:value-type="float" office:value="20" calcext:value-type="float">
            <text:p>20</text:p>
          </table:table-cell>
          <table:table-cell office:value-type="float" office:value="143748" calcext:value-type="float">
            <text:p>14374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formula="of:=[.A185]" office:value-type="string" office:string-value="22.05.2015" calcext:value-type="string">
            <text:p>22.05.2015</text:p>
          </table:table-cell>
          <table:table-cell office:value-type="float" office:value="1432249790" calcext:value-type="float">
            <text:p>1432249790</text:p>
          </table:table-cell>
          <table:table-cell office:value-type="float" office:value="1432249809" calcext:value-type="float">
            <text:p>1432249809</text:p>
          </table:table-cell>
          <table:table-cell office:value-type="float" office:value="1432249849" calcext:value-type="float">
            <text:p>1432249849</text:p>
          </table:table-cell>
          <table:table-cell/>
          <table:table-cell table:formula="of:=[.F185]" office:value-type="string" office:string-value="A" calcext:value-type="string">
            <text:p>A</text:p>
          </table:table-cell>
          <table:table-cell table:formula="of:=[.G185]" office:value-type="float" office:value="72.6" calcext:value-type="float">
            <text:p>72.6</text:p>
          </table:table-cell>
          <table:table-cell table:formula="of:=[.H185]" office:value-type="float" office:value="20" calcext:value-type="float">
            <text:p>20</text:p>
          </table:table-cell>
          <table:table-cell office:value-type="float" office:value="140984" calcext:value-type="float">
            <text:p>14098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formula="of:=[.A186]" office:value-type="string" office:string-value="22.05.2015" calcext:value-type="string">
            <text:p>22.05.2015</text:p>
          </table:table-cell>
          <table:table-cell office:value-type="float" office:value="1432251761" calcext:value-type="float">
            <text:p>1432251761</text:p>
          </table:table-cell>
          <table:table-cell office:value-type="float" office:value="1432251777" calcext:value-type="float">
            <text:p>1432251777</text:p>
          </table:table-cell>
          <table:table-cell office:value-type="float" office:value="1432251807" calcext:value-type="float">
            <text:p>1432251807</text:p>
          </table:table-cell>
          <table:table-cell/>
          <table:table-cell table:formula="of:=[.F186]" office:value-type="string" office:string-value="A" calcext:value-type="string">
            <text:p>A</text:p>
          </table:table-cell>
          <table:table-cell table:formula="of:=[.G186]" office:value-type="float" office:value="72.6" calcext:value-type="float">
            <text:p>72.6</text:p>
          </table:table-cell>
          <table:table-cell table:formula="of:=[.H186]" office:value-type="float" office:value="20" calcext:value-type="float">
            <text:p>20</text:p>
          </table:table-cell>
          <table:table-cell office:value-type="float" office:value="144398" calcext:value-type="float">
            <text:p>14439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A <text:s/>20 d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2.05.2015</text:p>
          </table:table-cell>
          <table:table-cell office:value-type="float" office:value="1432255414" calcext:value-type="float">
            <text:p>1432255414</text:p>
          </table:table-cell>
          <table:table-cell office:value-type="float" office:value="1432255430" calcext:value-type="float">
            <text:p>1432255430</text:p>
          </table:table-cell>
          <table:table-cell office:value-type="float" office:value="1432256111" calcext:value-type="float">
            <text:p>1432256111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40826" calcext:value-type="float">
            <text:p>14082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2.05.2015</text:p>
          </table:table-cell>
          <table:table-cell office:value-type="float" office:value="1432257967" calcext:value-type="float">
            <text:p>1432257967</text:p>
          </table:table-cell>
          <table:table-cell office:value-type="float" office:value="1432257991" calcext:value-type="float">
            <text:p>1432257991</text:p>
          </table:table-cell>
          <table:table-cell office:value-type="float" office:value="1432258063" calcext:value-type="float">
            <text:p>1432258063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41080" calcext:value-type="float">
            <text:p>14108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2.05.2015</text:p>
          </table:table-cell>
          <table:table-cell office:value-type="float" office:value="1432260366" calcext:value-type="float">
            <text:p>1432260366</text:p>
          </table:table-cell>
          <table:table-cell office:value-type="float" office:value="1432260381" calcext:value-type="float">
            <text:p>1432260381</text:p>
          </table:table-cell>
          <table:table-cell office:value-type="float" office:value="1432260413" calcext:value-type="float">
            <text:p>1432260413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32238" calcext:value-type="float">
            <text:p>13223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2.05.2015</text:p>
          </table:table-cell>
          <table:table-cell office:value-type="float" office:value="1432262401" calcext:value-type="float">
            <text:p>1432262401</text:p>
          </table:table-cell>
          <table:table-cell office:value-type="float" office:value="1432262421" calcext:value-type="float">
            <text:p>1432262421</text:p>
          </table:table-cell>
          <table:table-cell office:value-type="float" office:value="1432262486" calcext:value-type="float">
            <text:p>1432262486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17392" calcext:value-type="float">
            <text:p>1173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2.05.2015</text:p>
          </table:table-cell>
          <table:table-cell office:value-type="float" office:value="1432264378" calcext:value-type="float">
            <text:p>1432264378</text:p>
          </table:table-cell>
          <table:table-cell office:value-type="float" office:value="1432264400" calcext:value-type="float">
            <text:p>1432264400</text:p>
          </table:table-cell>
          <table:table-cell office:value-type="float" office:value="1432264510" calcext:value-type="float">
            <text:p>1432264510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42960" calcext:value-type="float">
            <text:p>14296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resolution scan at point C <text:s/>20 d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2.05.2015</text:p>
          </table:table-cell>
          <table:table-cell office:value-type="float" office:value="1432267000" calcext:value-type="float">
            <text:p>1432267000</text:p>
          </table:table-cell>
          <table:table-cell office:value-type="float" office:value="1432267017" calcext:value-type="float">
            <text:p>1432267017</text:p>
          </table:table-cell>
          <table:table-cell office:value-type="float" office:value="1432267052" calcext:value-type="float">
            <text:p>1432267052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36826" calcext:value-type="float">
            <text:p>13682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68987" calcext:value-type="float">
            <text:p>1432268987</text:p>
          </table:table-cell>
          <table:table-cell office:value-type="float" office:value="1432269005" calcext:value-type="float">
            <text:p>1432269005</text:p>
          </table:table-cell>
          <table:table-cell office:value-type="float" office:value="1432269106" calcext:value-type="float">
            <text:p>1432269106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37218" calcext:value-type="float">
            <text:p>13721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271082" calcext:value-type="float">
            <text:p>1432271082</text:p>
          </table:table-cell>
          <table:table-cell table:style-name="ce2" office:value-type="float" office:value="1432271109" calcext:value-type="float">
            <text:p>1432271109</text:p>
          </table:table-cell>
          <table:table-cell table:style-name="ce2" office:value-type="float" office:value="1432271184" calcext:value-type="float">
            <text:p>1432271184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C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43774" calcext:value-type="float">
            <text:p>14377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OverVoltage scans @ point 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2.05.2015</text:p>
          </table:table-cell>
          <table:table-cell office:value-type="float" office:value="1432273911" calcext:value-type="float">
            <text:p>1432273911</text:p>
          </table:table-cell>
          <table:table-cell office:value-type="float" office:value="1432273955" calcext:value-type="float">
            <text:p>1432273955</text:p>
          </table:table-cell>
          <table:table-cell office:value-type="float" office:value="1432274151" calcext:value-type="float">
            <text:p>143227415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42194" calcext:value-type="float">
            <text:p>142194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76191" calcext:value-type="float">
            <text:p>1432276191</text:p>
          </table:table-cell>
          <table:table-cell office:value-type="float" office:value="1432276209" calcext:value-type="float">
            <text:p>1432276209</text:p>
          </table:table-cell>
          <table:table-cell office:value-type="float" office:value="1432276240" calcext:value-type="float">
            <text:p>143227624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3430" calcext:value-type="float">
            <text:p>53430</text:p>
          </table:table-cell>
          <table:table-cell office:value-type="float" office:value="3.3" calcext:value-type="float">
            <text:p>3.3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77049" calcext:value-type="float">
            <text:p>1432277049</text:p>
          </table:table-cell>
          <table:table-cell office:value-type="float" office:value="1432277066" calcext:value-type="float">
            <text:p>1432277066</text:p>
          </table:table-cell>
          <table:table-cell office:value-type="float" office:value="1432277093" calcext:value-type="float">
            <text:p>143227709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2986" calcext:value-type="float">
            <text:p>52986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77984" calcext:value-type="float">
            <text:p>1432277984</text:p>
          </table:table-cell>
          <table:table-cell office:value-type="float" office:value="1432278002" calcext:value-type="float">
            <text:p>1432278002</text:p>
          </table:table-cell>
          <table:table-cell office:value-type="float" office:value="1432278033" calcext:value-type="float">
            <text:p>143227803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0774" calcext:value-type="float">
            <text:p>5077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79098" calcext:value-type="float">
            <text:p>1432279098</text:p>
          </table:table-cell>
          <table:table-cell office:value-type="float" office:value="1432279114" calcext:value-type="float">
            <text:p>1432279114</text:p>
          </table:table-cell>
          <table:table-cell office:value-type="float" office:value="1432279174" calcext:value-type="float">
            <text:p>143227917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0502" calcext:value-type="float">
            <text:p>50502</text:p>
          </table:table-cell>
          <table:table-cell office:value-type="float" office:value="3.6" calcext:value-type="float">
            <text:p>3.6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80110" calcext:value-type="float">
            <text:p>1432280110</text:p>
          </table:table-cell>
          <table:table-cell office:value-type="float" office:value="1432280129" calcext:value-type="float">
            <text:p>1432280129</text:p>
          </table:table-cell>
          <table:table-cell office:value-type="float" office:value="1432280169" calcext:value-type="float">
            <text:p>143228016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1382" calcext:value-type="float">
            <text:p>51382</text:p>
          </table:table-cell>
          <table:table-cell office:value-type="float" office:value="3.7" calcext:value-type="float">
            <text:p>3.7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1432281775" calcext:value-type="float">
            <text:p>1432281775</text:p>
          </table:table-cell>
          <table:table-cell office:value-type="float" office:value="1432281794" calcext:value-type="float">
            <text:p>1432281794</text:p>
          </table:table-cell>
          <table:table-cell office:value-type="float" office:value="1432281929" calcext:value-type="float">
            <text:p>1432281929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1160" calcext:value-type="float">
            <text:p>51160</text:p>
          </table:table-cell>
          <table:table-cell office:value-type="float" office:value="3.3" calcext:value-type="float">
            <text:p>3.3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82839" calcext:value-type="float">
            <text:p>1432282839</text:p>
          </table:table-cell>
          <table:table-cell office:value-type="float" office:value="1432282854" calcext:value-type="float">
            <text:p>1432282854</text:p>
          </table:table-cell>
          <table:table-cell office:value-type="float" office:value="1432283138" calcext:value-type="float">
            <text:p>1432283138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49913" calcext:value-type="float">
            <text:p>49913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84041" calcext:value-type="float">
            <text:p>1432284041</text:p>
          </table:table-cell>
          <table:table-cell office:value-type="float" office:value="1432284061" calcext:value-type="float">
            <text:p>1432284061</text:p>
          </table:table-cell>
          <table:table-cell office:value-type="float" office:value="1432284118" calcext:value-type="float">
            <text:p>1432284118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0932" calcext:value-type="float">
            <text:p>5093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85048" calcext:value-type="float">
            <text:p>1432285048</text:p>
          </table:table-cell>
          <table:table-cell office:value-type="float" office:value="1432285066" calcext:value-type="float">
            <text:p>1432285066</text:p>
          </table:table-cell>
          <table:table-cell office:value-type="float" office:value="1432285375" calcext:value-type="float">
            <text:p>1432285375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1252" calcext:value-type="float">
            <text:p>51252</text:p>
          </table:table-cell>
          <table:table-cell office:value-type="float" office:value="3.6" calcext:value-type="float">
            <text:p>3.6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86560" calcext:value-type="float">
            <text:p>1432286560</text:p>
          </table:table-cell>
          <table:table-cell office:value-type="float" office:value="1432286588" calcext:value-type="float">
            <text:p>1432286588</text:p>
          </table:table-cell>
          <table:table-cell office:value-type="float" office:value="1432286677" calcext:value-type="float">
            <text:p>1432286677</text:p>
          </table:table-cell>
          <table:table-cell office:value-type="float" office:value="6105" calcext:value-type="float">
            <text:p>6105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4180" calcext:value-type="float">
            <text:p>14180</text:p>
          </table:table-cell>
          <table:table-cell office:value-type="float" office:value="3.7" calcext:value-type="float">
            <text:p>3.7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87044" calcext:value-type="float">
            <text:p>1432287044</text:p>
          </table:table-cell>
          <table:table-cell office:value-type="float" office:value="1432287059" calcext:value-type="float">
            <text:p>1432287059</text:p>
          </table:table-cell>
          <table:table-cell office:value-type="float" office:value="1432287105" calcext:value-type="float">
            <text:p>1432287105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100032" calcext:value-type="float">
            <text:p>100032</text:p>
          </table:table-cell>
          <table:table-cell office:value-type="float" office:value="3.7" calcext:value-type="float">
            <text:p>3.7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1432294738" calcext:value-type="float">
            <text:p>1432294738</text:p>
          </table:table-cell>
          <table:table-cell office:value-type="float" office:value="1432294754" calcext:value-type="float">
            <text:p>1432294754</text:p>
          </table:table-cell>
          <table:table-cell office:value-type="float" office:value="1432295099" calcext:value-type="float">
            <text:p>1432295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0640" calcext:value-type="float">
            <text:p>50640</text:p>
          </table:table-cell>
          <table:table-cell office:value-type="float" office:value="3.3" calcext:value-type="float">
            <text:p>3.3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296052" calcext:value-type="float">
            <text:p>1432296052</text:p>
          </table:table-cell>
          <table:table-cell office:value-type="float" office:value="1432296068" calcext:value-type="float">
            <text:p>1432296068</text:p>
          </table:table-cell>
          <table:table-cell office:value-type="float" office:value="1432296154" calcext:value-type="float">
            <text:p>1432296154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office:value-type="float" office:value="50538" calcext:value-type="float">
            <text:p>50538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297070" calcext:value-type="float">
            <text:p>1432297070</text:p>
          </table:table-cell>
          <table:table-cell office:value-type="float" office:value="1432297090" calcext:value-type="float">
            <text:p>1432297090</text:p>
          </table:table-cell>
          <table:table-cell office:value-type="float" office:value="1432297122" calcext:value-type="float">
            <text:p>1432297122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7300" calcext:value-type="float">
            <text:p>1730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06788" calcext:value-type="float">
            <text:p>1432306788</text:p>
          </table:table-cell>
          <table:table-cell table:style-name="ce2" office:value-type="float" office:value="1432306804" calcext:value-type="float">
            <text:p>1432306804</text:p>
          </table:table-cell>
          <table:table-cell table:style-name="ce2" office:value-type="float" office:value="1432306931" calcext:value-type="float">
            <text:p>1432306931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50540" calcext:value-type="float">
            <text:p>50540</text:p>
          </table:table-cell>
          <table:table-cell office:value-type="float" office:value="3.6" calcext:value-type="float">
            <text:p>3.6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07931" calcext:value-type="float">
            <text:p>1432307931</text:p>
          </table:table-cell>
          <table:table-cell table:style-name="ce2" office:value-type="float" office:value="1432307956" calcext:value-type="float">
            <text:p>1432307956</text:p>
          </table:table-cell>
          <table:table-cell table:style-name="ce2" office:value-type="float" office:value="1432307984" calcext:value-type="float">
            <text:p>1432307984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37738" calcext:value-type="float">
            <text:p>37738</text:p>
          </table:table-cell>
          <table:table-cell office:value-type="float" office:value="3.7" calcext:value-type="float">
            <text:p>3.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09880" calcext:value-type="float">
            <text:p>1432309880</text:p>
          </table:table-cell>
          <table:table-cell table:style-name="ce2" office:value-type="float" office:value="1432309893" calcext:value-type="float">
            <text:p>1432309893</text:p>
          </table:table-cell>
          <table:table-cell table:style-name="ce2" office:value-type="float" office:value="1432309920" calcext:value-type="float">
            <text:p>143230992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A</text:p>
          </table:table-cell>
          <table:table-cell office:value-type="float" office:value="72.6" calcext:value-type="float">
            <text:p>72.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6342" calcext:value-type="float">
            <text:p>16342</text:p>
          </table:table-cell>
          <table:table-cell office:value-type="float" office:value="3.7" calcext:value-type="float">
            <text:p>3.7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B <text:s/>-20 deg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432313095" calcext:value-type="float">
            <text:p>1432313095</text:p>
          </table:table-cell>
          <table:table-cell office:value-type="float" office:value="1432313112" calcext:value-type="float">
            <text:p>1432313112</text:p>
          </table:table-cell>
          <table:table-cell office:value-type="float" office:value="1432313140" calcext:value-type="float">
            <text:p>143231314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105758" calcext:value-type="float">
            <text:p>10575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315027" calcext:value-type="float">
            <text:p>1432315027</text:p>
          </table:table-cell>
          <table:table-cell office:value-type="float" office:value="1432315042" calcext:value-type="float">
            <text:p>1432315042</text:p>
          </table:table-cell>
          <table:table-cell office:value-type="float" office:value="1432315074" calcext:value-type="float">
            <text:p>143231507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76152" calcext:value-type="float">
            <text:p>7615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316929" calcext:value-type="float">
            <text:p>1432316929</text:p>
          </table:table-cell>
          <table:table-cell office:value-type="float" office:value="1432316943" calcext:value-type="float">
            <text:p>1432316943</text:p>
          </table:table-cell>
          <table:table-cell office:value-type="float" office:value="1432316972" calcext:value-type="float">
            <text:p>143231697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75312" calcext:value-type="float">
            <text:p>7531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21700" calcext:value-type="float">
            <text:p>1432321700</text:p>
          </table:table-cell>
          <table:table-cell office:value-type="float" office:value="1432321714" calcext:value-type="float">
            <text:p>1432321714</text:p>
          </table:table-cell>
          <table:table-cell office:value-type="float" office:value="1432321744" calcext:value-type="float">
            <text:p>143232174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1938" calcext:value-type="float">
            <text:p>2193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324420" calcext:value-type="float">
            <text:p>1432324420</text:p>
          </table:table-cell>
          <table:table-cell table:style-name="ce2" office:value-type="float" office:value="1432324438" calcext:value-type="float">
            <text:p>1432324438</text:p>
          </table:table-cell>
          <table:table-cell table:style-name="ce2" office:value-type="float" office:value="1432324463" calcext:value-type="float">
            <text:p>143232446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-20" calcext:value-type="float">
            <text:p>-20</text:p>
          </table:table-cell>
          <table:table-cell office:value-type="float" office:value="91000" calcext:value-type="float">
            <text:p>9100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28886" calcext:value-type="float">
            <text:p>1432328886</text:p>
          </table:table-cell>
          <table:table-cell table:style-name="ce2" office:value-type="float" office:value="1432328898" calcext:value-type="float">
            <text:p>1432328898</text:p>
          </table:table-cell>
          <table:table-cell table:style-name="ce2" office:value-type="float" office:value="1432328926" calcext:value-type="float">
            <text:p>143232892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101584" calcext:value-type="float">
            <text:p>10158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30864" calcext:value-type="float">
            <text:p>1432330864</text:p>
          </table:table-cell>
          <table:table-cell table:style-name="ce2" office:value-type="float" office:value="1432330891" calcext:value-type="float">
            <text:p>1432330891</text:p>
          </table:table-cell>
          <table:table-cell table:style-name="ce2" office:value-type="float" office:value="1432330928" calcext:value-type="float">
            <text:p>143233092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103850" calcext:value-type="float">
            <text:p>10385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32829" calcext:value-type="float">
            <text:p>1432332829</text:p>
          </table:table-cell>
          <table:table-cell table:style-name="ce2" office:value-type="float" office:value="1432332844" calcext:value-type="float">
            <text:p>1432332844</text:p>
          </table:table-cell>
          <table:table-cell table:style-name="ce2" office:value-type="float" office:value="1432332881" calcext:value-type="float">
            <text:p>143233288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6" calcext:value-type="float">
            <text:p>72.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104536" calcext:value-type="float">
            <text:p>10453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ertical scan @ point A ( angle 20deg)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float" office:value="1432335124" calcext:value-type="float">
            <text:p>1432335124</text:p>
          </table:table-cell>
          <table:table-cell table:style-name="ce2" office:value-type="float" office:value="1432335150" calcext:value-type="float">
            <text:p>1432335150</text:p>
          </table:table-cell>
          <table:table-cell table:style-name="ce2" office:value-type="float" office:value="1432335216" calcext:value-type="float">
            <text:p>143233521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.9" calcext:value-type="float">
            <text:p>70.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03518" calcext:value-type="float">
            <text:p>10351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37085" calcext:value-type="float">
            <text:p>1432337085</text:p>
          </table:table-cell>
          <table:table-cell table:style-name="ce2" office:value-type="float" office:value="1432337103" calcext:value-type="float">
            <text:p>1432337103</text:p>
          </table:table-cell>
          <table:table-cell table:style-name="ce2" office:value-type="float" office:value="1432337130" calcext:value-type="float">
            <text:p>143233713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.9" calcext:value-type="float">
            <text:p>70.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07186" calcext:value-type="float">
            <text:p>10718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resolution scan at point A (angle 30de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5.2015</text:p>
          </table:table-cell>
          <table:table-cell table:style-name="ce2" office:value-type="float" office:value="1432340955" calcext:value-type="float">
            <text:p>1432340955</text:p>
          </table:table-cell>
          <table:table-cell table:style-name="ce2" office:value-type="float" office:value="1432340974" calcext:value-type="float">
            <text:p>1432340974</text:p>
          </table:table-cell>
          <table:table-cell table:style-name="ce2" office:value-type="float" office:value="1432341050" calcext:value-type="float">
            <text:p>143234105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A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05542" calcext:value-type="float">
            <text:p>10554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42900" calcext:value-type="float">
            <text:p>1432342900</text:p>
          </table:table-cell>
          <table:table-cell table:style-name="ce2" office:value-type="float" office:value="1432342921" calcext:value-type="float">
            <text:p>1432342921</text:p>
          </table:table-cell>
          <table:table-cell table:style-name="ce2" office:value-type="float" office:value="1432343006" calcext:value-type="float">
            <text:p>1432343006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A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03642" calcext:value-type="float">
            <text:p>10364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44842" calcext:value-type="float">
            <text:p>1432344842</text:p>
          </table:table-cell>
          <table:table-cell table:style-name="ce2" office:value-type="float" office:value="1432344863" calcext:value-type="float">
            <text:p>1432344863</text:p>
          </table:table-cell>
          <table:table-cell table:style-name="ce2" office:value-type="float" office:value="1432344944" calcext:value-type="float">
            <text:p>1432344944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A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1892" calcext:value-type="float">
            <text:p>6189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46816" calcext:value-type="float">
            <text:p>1432346816</text:p>
          </table:table-cell>
          <table:table-cell table:style-name="ce2" office:value-type="float" office:value="1432346830" calcext:value-type="float">
            <text:p>1432346830</text:p>
          </table:table-cell>
          <table:table-cell table:style-name="ce2" office:value-type="float" office:value="1432346887" calcext:value-type="float">
            <text:p>1432346887</text:p>
          </table:table-cell>
          <table:table-cell office:value-type="float" office:value="6197" calcext:value-type="float">
            <text:p>6197</text:p>
          </table:table-cell>
          <table:table-cell office:value-type="string" calcext:value-type="string">
            <text:p>A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07246" calcext:value-type="float">
            <text:p>10724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48758" calcext:value-type="float">
            <text:p>1432348758</text:p>
          </table:table-cell>
          <table:table-cell table:style-name="ce2" office:value-type="float" office:value="1432348776" calcext:value-type="float">
            <text:p>1432348776</text:p>
          </table:table-cell>
          <table:table-cell table:style-name="ce2" office:value-type="float" office:value="1432348827" calcext:value-type="float">
            <text:p>1432348827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A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05832" calcext:value-type="float">
            <text:p>10583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50679" calcext:value-type="float">
            <text:p>1432350679</text:p>
          </table:table-cell>
          <table:table-cell table:style-name="ce2" office:value-type="float" office:value="1432350699" calcext:value-type="float">
            <text:p>1432350699</text:p>
          </table:table-cell>
          <table:table-cell table:style-name="ce2" office:value-type="float" office:value="1432350729" calcext:value-type="float">
            <text:p>1432350729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A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07520" calcext:value-type="float">
            <text:p>10752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C (angle 30deg)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float" office:value="1432352776" calcext:value-type="float">
            <text:p>1432352776</text:p>
          </table:table-cell>
          <table:table-cell table:style-name="ce2" office:value-type="float" office:value="1432352858" calcext:value-type="float">
            <text:p>1432352858</text:p>
          </table:table-cell>
          <table:table-cell table:style-name="ce2" office:value-type="float" office:value="1432352871" calcext:value-type="float">
            <text:p>1432352871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C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05400" calcext:value-type="float">
            <text:p>10540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54777" calcext:value-type="float">
            <text:p>1432354777</text:p>
          </table:table-cell>
          <table:table-cell table:style-name="ce2" office:value-type="float" office:value="1432354792" calcext:value-type="float">
            <text:p>1432354792</text:p>
          </table:table-cell>
          <table:table-cell table:style-name="ce2" office:value-type="float" office:value="1432354870" calcext:value-type="float">
            <text:p>1432354870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C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office:value-type="float" office:value="102942" calcext:value-type="float">
            <text:p>10294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356738" calcext:value-type="float">
            <text:p>1432356738</text:p>
          </table:table-cell>
          <table:table-cell office:value-type="float" office:value="1432356749" calcext:value-type="float">
            <text:p>1432356749</text:p>
          </table:table-cell>
          <table:table-cell office:value-type="float" office:value="1432356801" calcext:value-type="float">
            <text:p>1432356801</text:p>
          </table:table-cell>
          <table:table-cell office:value-type="float" office:value="6202" calcext:value-type="float">
            <text:p>6202</text:p>
          </table:table-cell>
          <table:table-cell office:value-type="string" calcext:value-type="string">
            <text:p>C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office:value-type="float" office:value="139218" calcext:value-type="float">
            <text:p>13921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358727" calcext:value-type="float">
            <text:p>1432358727</text:p>
          </table:table-cell>
          <table:table-cell office:value-type="float" office:value="1432358740" calcext:value-type="float">
            <text:p>1432358740</text:p>
          </table:table-cell>
          <table:table-cell office:value-type="float" office:value="1432358809" calcext:value-type="float">
            <text:p>1432358809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C</text:p>
          </table:table-cell>
          <table:table-cell office:value-type="float" office:value="72.5" calcext:value-type="float">
            <text:p>72.5</text:p>
          </table:table-cell>
          <table:table-cell office:value-type="float" office:value="30" calcext:value-type="float">
            <text:p>30</text:p>
          </table:table-cell>
          <table:table-cell office:value-type="float" office:value="155798" calcext:value-type="float">
            <text:p>15579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ertical scan at point A (angle 20 deg)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1432362501" calcext:value-type="float">
            <text:p>1432362501</text:p>
          </table:table-cell>
          <table:table-cell office:value-type="float" office:value="1432362517" calcext:value-type="float">
            <text:p>1432362517</text:p>
          </table:table-cell>
          <table:table-cell office:value-type="float" office:value="1432362564" calcext:value-type="float">
            <text:p>143236256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56500" calcext:value-type="float">
            <text:p>15650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364553" calcext:value-type="float">
            <text:p>1432364553</text:p>
          </table:table-cell>
          <table:table-cell office:value-type="float" office:value="1432364573" calcext:value-type="float">
            <text:p>1432364573</text:p>
          </table:table-cell>
          <table:table-cell office:value-type="float" office:value="1432364608" calcext:value-type="float">
            <text:p>143236460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55782" calcext:value-type="float">
            <text:p>15578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366596" calcext:value-type="float">
            <text:p>1432366596</text:p>
          </table:table-cell>
          <table:table-cell office:value-type="float" office:value="1432366616" calcext:value-type="float">
            <text:p>1432366616</text:p>
          </table:table-cell>
          <table:table-cell office:value-type="float" office:value="1432366648" calcext:value-type="float">
            <text:p>143236664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56052" calcext:value-type="float">
            <text:p>15605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368598" calcext:value-type="float">
            <text:p>1432368598</text:p>
          </table:table-cell>
          <table:table-cell office:value-type="float" office:value="1432368619" calcext:value-type="float">
            <text:p>1432368619</text:p>
          </table:table-cell>
          <table:table-cell office:value-type="float" office:value="1432368658" calcext:value-type="float">
            <text:p>14323686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6154" calcext:value-type="float">
            <text:p>15615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370571" calcext:value-type="float">
            <text:p>1432370571</text:p>
          </table:table-cell>
          <table:table-cell office:value-type="float" office:value="1432370587" calcext:value-type="float">
            <text:p>1432370587</text:p>
          </table:table-cell>
          <table:table-cell office:value-type="float" office:value="1432370618" calcext:value-type="float">
            <text:p>143237061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155398" calcext:value-type="float">
            <text:p>15539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372585" calcext:value-type="float">
            <text:p>1432372585</text:p>
          </table:table-cell>
          <table:table-cell office:value-type="float" office:value="1432372600" calcext:value-type="float">
            <text:p>1432372600</text:p>
          </table:table-cell>
          <table:table-cell office:value-type="float" office:value="1432372626" calcext:value-type="float">
            <text:p>143237262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56902" calcext:value-type="float">
            <text:p>15690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ertical scan at point B (angle 0 deg)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1432375795" calcext:value-type="float">
            <text:p>1432375795</text:p>
          </table:table-cell>
          <table:table-cell office:value-type="float" office:value="1432375818" calcext:value-type="float">
            <text:p>1432375818</text:p>
          </table:table-cell>
          <table:table-cell office:value-type="float" office:value="143237588" calcext:value-type="float">
            <text:p>14323758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7574" calcext:value-type="float">
            <text:p>8757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vertical scan at point B (angle 0 deg) with 5x higher beamrate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1432378653" calcext:value-type="float">
            <text:p>1432378653</text:p>
          </table:table-cell>
          <table:table-cell office:value-type="float" office:value="1432378666" calcext:value-type="float">
            <text:p>1432378666</text:p>
          </table:table-cell>
          <table:table-cell office:value-type="float" office:value="1432378695" calcext:value-type="float">
            <text:p>143237869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6558" calcext:value-type="float">
            <text:p>9655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382647" calcext:value-type="float">
            <text:p>1432382647</text:p>
          </table:table-cell>
          <table:table-cell office:value-type="float" office:value="1432382661" calcext:value-type="float">
            <text:p>1432382661</text:p>
          </table:table-cell>
          <table:table-cell office:value-type="float" office:value="1432382852" calcext:value-type="float">
            <text:p>143238285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5370" calcext:value-type="float">
            <text:p>9537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84693" calcext:value-type="float">
            <text:p>1432384693</text:p>
          </table:table-cell>
          <table:table-cell table:style-name="ce2" office:value-type="float" office:value="1432384722" calcext:value-type="float">
            <text:p>1432384722</text:p>
          </table:table-cell>
          <table:table-cell table:style-name="ce2" office:value-type="float" office:value="1432384752" calcext:value-type="float">
            <text:p>143238475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3010" calcext:value-type="float">
            <text:p>8301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86939" calcext:value-type="float">
            <text:p>1432386939</text:p>
          </table:table-cell>
          <table:table-cell table:style-name="ce2" office:value-type="float" office:value="1432386959" calcext:value-type="float">
            <text:p>1432386959</text:p>
          </table:table-cell>
          <table:table-cell table:style-name="ce2" office:value-type="float" office:value="1432386990" calcext:value-type="float">
            <text:p>143238699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6478" calcext:value-type="float">
            <text:p>8647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89097" calcext:value-type="float">
            <text:p>1432389097</text:p>
          </table:table-cell>
          <table:table-cell table:style-name="ce2" office:value-type="float" office:value="1432389119" calcext:value-type="float">
            <text:p>1432389119</text:p>
          </table:table-cell>
          <table:table-cell table:style-name="ce2" office:value-type="float" office:value="1432389153" calcext:value-type="float">
            <text:p>143238915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918" calcext:value-type="float">
            <text:p>1791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89853" calcext:value-type="float">
            <text:p>1432389853</text:p>
          </table:table-cell>
          <table:table-cell table:style-name="ce2" office:value-type="float" office:value="1432389871" calcext:value-type="float">
            <text:p>1432389871</text:p>
          </table:table-cell>
          <table:table-cell table:style-name="ce2" office:value-type="float" office:value="1432389909" calcext:value-type="float">
            <text:p>143238990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1494" calcext:value-type="float">
            <text:p>6149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91306" calcext:value-type="float">
            <text:p>1432391306</text:p>
          </table:table-cell>
          <table:table-cell table:style-name="ce2" office:value-type="float" office:value="1432391330" calcext:value-type="float">
            <text:p>1432391330</text:p>
          </table:table-cell>
          <table:table-cell table:style-name="ce2" office:value-type="float" office:value="1432391368" calcext:value-type="float">
            <text:p>143239136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0852" calcext:value-type="float">
            <text:p>4085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397984" calcext:value-type="float">
            <text:p>1432397984</text:p>
          </table:table-cell>
          <table:table-cell table:style-name="ce2" office:value-type="float" office:value="1432398000" calcext:value-type="float">
            <text:p>1432398000</text:p>
          </table:table-cell>
          <table:table-cell table:style-name="ce2" office:value-type="float" office:value="1432398030" calcext:value-type="float">
            <text:p>143239803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722" calcext:value-type="float">
            <text:p>7172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402235" calcext:value-type="float">
            <text:p>1432402235</text:p>
          </table:table-cell>
          <table:table-cell table:style-name="ce2" office:value-type="float" office:value="1432402252" calcext:value-type="float">
            <text:p>1432402252</text:p>
          </table:table-cell>
          <table:table-cell table:style-name="ce2" office:value-type="float" office:value="1432402281" calcext:value-type="float">
            <text:p>143240228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0462" calcext:value-type="float">
            <text:p>5046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403338" calcext:value-type="float">
            <text:p>1432403338</text:p>
          </table:table-cell>
          <table:table-cell table:style-name="ce2" office:value-type="float" office:value="1432403375" calcext:value-type="float">
            <text:p>1432403375</text:p>
          </table:table-cell>
          <table:table-cell table:style-name="ce2" office:value-type="float" office:value="1432403434" calcext:value-type="float">
            <text:p>143240343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0368" calcext:value-type="float">
            <text:p>6036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407007" calcext:value-type="float">
            <text:p>1432407007</text:p>
          </table:table-cell>
          <table:table-cell table:style-name="ce2" office:value-type="float" office:value="1432407021" calcext:value-type="float">
            <text:p>1432407021</text:p>
          </table:table-cell>
          <table:table-cell table:style-name="ce2" office:value-type="float" office:value="1432407058" calcext:value-type="float">
            <text:p>143240705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2588" calcext:value-type="float">
            <text:p>8258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408877" calcext:value-type="float">
            <text:p>1432408877</text:p>
          </table:table-cell>
          <table:table-cell table:style-name="ce2" office:value-type="float" office:value="1432408894" calcext:value-type="float">
            <text:p>1432408894</text:p>
          </table:table-cell>
          <table:table-cell table:style-name="ce2" office:value-type="float" office:value="1432408923" calcext:value-type="float">
            <text:p>143240892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2628" calcext:value-type="float">
            <text:p>3262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409635" calcext:value-type="float">
            <text:p>1432409635</text:p>
          </table:table-cell>
          <table:table-cell table:style-name="ce2" office:value-type="float" office:value="1432409648" calcext:value-type="float">
            <text:p>1432409648</text:p>
          </table:table-cell>
          <table:table-cell table:style-name="ce2" office:value-type="float" office:value="1432409745" calcext:value-type="float">
            <text:p>143240974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1086" calcext:value-type="float">
            <text:p>8108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411597" calcext:value-type="float">
            <text:p>1432411597</text:p>
          </table:table-cell>
          <table:table-cell table:style-name="ce2" office:value-type="float" office:value="1432411614" calcext:value-type="float">
            <text:p>1432411614</text:p>
          </table:table-cell>
          <table:table-cell table:style-name="ce2" office:value-type="float" office:value="1432411652" calcext:value-type="float">
            <text:p>143241165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5884" calcext:value-type="float">
            <text:p>10588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gap scan at other array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1432415306" calcext:value-type="float">
            <text:p>1432415306</text:p>
          </table:table-cell>
          <table:table-cell office:value-type="float" office:value="1432415321" calcext:value-type="float">
            <text:p>1432415321</text:p>
          </table:table-cell>
          <table:table-cell office:value-type="float" office:value="1432415350" calcext:value-type="float">
            <text:p>143241535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102828" calcext:value-type="float">
            <text:p>10282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17654" calcext:value-type="float">
            <text:p>1432417654</text:p>
          </table:table-cell>
          <table:table-cell office:value-type="float" office:value="1432417672" calcext:value-type="float">
            <text:p>1432417672</text:p>
          </table:table-cell>
          <table:table-cell office:value-type="float" office:value="1432417710" calcext:value-type="float">
            <text:p>14324177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102630" calcext:value-type="float">
            <text:p>10263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19595" calcext:value-type="float">
            <text:p>1432419595</text:p>
          </table:table-cell>
          <table:table-cell office:value-type="float" office:value="1432419612" calcext:value-type="float">
            <text:p>1432419612</text:p>
          </table:table-cell>
          <table:table-cell office:value-type="float" office:value="1432419638" calcext:value-type="float">
            <text:p>143241963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90676" calcext:value-type="float">
            <text:p>9067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21476" calcext:value-type="float">
            <text:p>1432421476</text:p>
          </table:table-cell>
          <table:table-cell office:value-type="float" office:value="1432421491" calcext:value-type="float">
            <text:p>1432421491</text:p>
          </table:table-cell>
          <table:table-cell office:value-type="float" office:value="1432421518" calcext:value-type="float">
            <text:p>143242151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102424" calcext:value-type="float">
            <text:p>10242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23373" calcext:value-type="float">
            <text:p>1432423373</text:p>
          </table:table-cell>
          <table:table-cell office:value-type="float" office:value="1432423387" calcext:value-type="float">
            <text:p>1432423387</text:p>
          </table:table-cell>
          <table:table-cell office:value-type="float" office:value="1432423417" calcext:value-type="float">
            <text:p>143242341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77194" calcext:value-type="float">
            <text:p>7719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25277" calcext:value-type="float">
            <text:p>1432425277</text:p>
          </table:table-cell>
          <table:table-cell office:value-type="float" office:value="1432425294" calcext:value-type="float">
            <text:p>1432425294</text:p>
          </table:table-cell>
          <table:table-cell office:value-type="float" office:value="1432425325" calcext:value-type="float">
            <text:p>143242532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66548" calcext:value-type="float">
            <text:p>6654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84482" calcext:value-type="float">
            <text:p>1432484482</text:p>
          </table:table-cell>
          <table:table-cell table:style-name="ce5" office:value-type="float" office:value="1432484510" calcext:value-type="float">
            <text:p>1432484510</text:p>
          </table:table-cell>
          <table:table-cell table:style-name="ce5" office:value-type="float" office:value="1432484544" calcext:value-type="float">
            <text:p>143248454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54444" calcext:value-type="float">
            <text:p>15444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86520" calcext:value-type="float">
            <text:p>1432486520</text:p>
          </table:table-cell>
          <table:table-cell table:style-name="ce5" office:value-type="float" office:value="1432486620" calcext:value-type="float">
            <text:p>1432486620</text:p>
          </table:table-cell>
          <table:table-cell table:style-name="ce5" office:value-type="float" office:value="1432486658" calcext:value-type="float">
            <text:p>14324866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52608" calcext:value-type="float">
            <text:p>15260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88586" calcext:value-type="float">
            <text:p>1432488586</text:p>
          </table:table-cell>
          <table:table-cell table:style-name="ce5" office:value-type="float" office:value="1432488627" calcext:value-type="float">
            <text:p>1432488627</text:p>
          </table:table-cell>
          <table:table-cell table:style-name="ce5" office:value-type="float" office:value="1432488655" calcext:value-type="float">
            <text:p>143248865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55552" calcext:value-type="float">
            <text:p>15555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90572" calcext:value-type="float">
            <text:p>1432490572</text:p>
          </table:table-cell>
          <table:table-cell table:style-name="ce5" office:value-type="float" office:value="1432490666" calcext:value-type="float">
            <text:p>1432490666</text:p>
          </table:table-cell>
          <table:table-cell table:style-name="ce5" office:value-type="float" office:value="1432490698" calcext:value-type="float">
            <text:p>143249069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49830" calcext:value-type="float">
            <text:p>14983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93439" calcext:value-type="float">
            <text:p>1432493439</text:p>
          </table:table-cell>
          <table:table-cell table:style-name="ce5" office:value-type="float" office:value="1432493458" calcext:value-type="float">
            <text:p>1432493458</text:p>
          </table:table-cell>
          <table:table-cell table:style-name="ce5" office:value-type="float" office:value="1432493491" calcext:value-type="float">
            <text:p>143249349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32042" calcext:value-type="float">
            <text:p>3204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94035" calcext:value-type="float">
            <text:p>1432494035</text:p>
          </table:table-cell>
          <table:table-cell table:style-name="ce5" office:value-type="float" office:value="1432494048" calcext:value-type="float">
            <text:p>1432494048</text:p>
          </table:table-cell>
          <table:table-cell table:style-name="ce5" office:value-type="float" office:value="1432494113" calcext:value-type="float">
            <text:p>143249411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2320" calcext:value-type="float">
            <text:p>10232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96749" calcext:value-type="float">
            <text:p>1432496749</text:p>
          </table:table-cell>
          <table:table-cell table:style-name="ce5" office:value-type="float" office:value="1432496777" calcext:value-type="float">
            <text:p>1432496777</text:p>
          </table:table-cell>
          <table:table-cell table:style-name="ce5" office:value-type="float" office:value="1432496847" calcext:value-type="float">
            <text:p>143249684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95450" calcext:value-type="float">
            <text:p>9545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98903" calcext:value-type="float">
            <text:p>1432498903</text:p>
          </table:table-cell>
          <table:table-cell table:style-name="ce5" office:value-type="float" office:value="1432498922" calcext:value-type="float">
            <text:p>1432498922</text:p>
          </table:table-cell>
          <table:table-cell table:style-name="ce5" office:value-type="float" office:value="1432498986" calcext:value-type="float">
            <text:p>143249898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95232" calcext:value-type="float">
            <text:p>9523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00959" calcext:value-type="float">
            <text:p>1432500959</text:p>
          </table:table-cell>
          <table:table-cell table:style-name="ce5" office:value-type="float" office:value="1432500971" calcext:value-type="float">
            <text:p>1432500971</text:p>
          </table:table-cell>
          <table:table-cell table:style-name="ce5" office:value-type="float" office:value="1432500997" calcext:value-type="float">
            <text:p>143250099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89116" calcext:value-type="float">
            <text:p>8911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02898" calcext:value-type="float">
            <text:p>1432502898</text:p>
          </table:table-cell>
          <table:table-cell table:style-name="ce5" office:value-type="float" office:value="1432502908" calcext:value-type="float">
            <text:p>1432502908</text:p>
          </table:table-cell>
          <table:table-cell table:style-name="ce5" office:value-type="float" office:value="1432502930" calcext:value-type="float">
            <text:p>143250293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87576" calcext:value-type="float">
            <text:p>8757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04860" calcext:value-type="float">
            <text:p>1432504860</text:p>
          </table:table-cell>
          <table:table-cell table:style-name="ce5" office:value-type="float" office:value="1432504873" calcext:value-type="float">
            <text:p>1432504873</text:p>
          </table:table-cell>
          <table:table-cell table:style-name="ce5" office:value-type="float" office:value="1432504961" calcext:value-type="float">
            <text:p>143250496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95976" calcext:value-type="float">
            <text:p>9597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06879" calcext:value-type="float">
            <text:p>1432506879</text:p>
          </table:table-cell>
          <table:table-cell table:style-name="ce5" office:value-type="float" office:value="1432506895" calcext:value-type="float">
            <text:p>1432506895</text:p>
          </table:table-cell>
          <table:table-cell table:style-name="ce5" office:value-type="float" office:value="1432506919" calcext:value-type="float">
            <text:p>14325069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6318" calcext:value-type="float">
            <text:p>5631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08247" calcext:value-type="float">
            <text:p>1432508247</text:p>
          </table:table-cell>
          <table:table-cell table:style-name="ce5" office:value-type="float" office:value="1432508259" calcext:value-type="float">
            <text:p>1432508259</text:p>
          </table:table-cell>
          <table:table-cell table:style-name="ce5" office:value-type="float" office:value="1432508284" calcext:value-type="float">
            <text:p>143250828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0.3" calcext:value-type="float">
            <text:p>70.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90582" calcext:value-type="float">
            <text:p>9058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A</text:p>
          </table:table-cell>
          <table:table-cell office:value-type="string" calcext:value-type="string">
            <text:p>n at point A, 5 degrees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432428600" calcext:value-type="float">
            <text:p>1432428600</text:p>
          </table:table-cell>
          <table:table-cell office:value-type="float" office:value="1432428621" calcext:value-type="float">
            <text:p>1432428621</text:p>
          </table:table-cell>
          <table:table-cell office:value-type="float" office:value="1432428669" calcext:value-type="float">
            <text:p>1432428669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93756" calcext:value-type="float">
            <text:p>9375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30521" calcext:value-type="float">
            <text:p>1432430521</text:p>
          </table:table-cell>
          <table:table-cell office:value-type="float" office:value="1432430648" calcext:value-type="float">
            <text:p>1432430648</text:p>
          </table:table-cell>
          <table:table-cell office:value-type="float" office:value="1432430678" calcext:value-type="float">
            <text:p>1432430678</text:p>
          </table:table-cell>
          <table:table-cell office:value-type="float" office:value="6378" calcext:value-type="float">
            <text:p>6378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92576" calcext:value-type="float">
            <text:p>9257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32551" calcext:value-type="float">
            <text:p>1432432551</text:p>
          </table:table-cell>
          <table:table-cell office:value-type="float" office:value="1432432565" calcext:value-type="float">
            <text:p>1432432565</text:p>
          </table:table-cell>
          <table:table-cell office:value-type="float" office:value="1432432595" calcext:value-type="float">
            <text:p>143243259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120062" calcext:value-type="float">
            <text:p>12006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34570" calcext:value-type="float">
            <text:p>1432434570</text:p>
          </table:table-cell>
          <table:table-cell office:value-type="float" office:value="1432434588" calcext:value-type="float">
            <text:p>1432434588</text:p>
          </table:table-cell>
          <table:table-cell office:value-type="float" office:value="1432434617" calcext:value-type="float">
            <text:p>1432434617</text:p>
          </table:table-cell>
          <table:table-cell office:value-type="float" office:value="6380" calcext:value-type="float">
            <text:p>6380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150314" calcext:value-type="float">
            <text:p>15031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36627" calcext:value-type="float">
            <text:p>1432436627</text:p>
          </table:table-cell>
          <table:table-cell office:value-type="float" office:value="1432436645" calcext:value-type="float">
            <text:p>1432436645</text:p>
          </table:table-cell>
          <table:table-cell office:value-type="float" office:value="1432436677" calcext:value-type="float">
            <text:p>1432436677</text:p>
          </table:table-cell>
          <table:table-cell office:value-type="float" office:value="6381" calcext:value-type="float">
            <text:p>6381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147236" calcext:value-type="float">
            <text:p>14723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B</text:p>
          </table:table-cell>
          <table:table-cell office:value-type="string" calcext:value-type="string">
            <text:p>n at point C, 5 degree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2438859" calcext:value-type="float">
            <text:p>1432438859</text:p>
          </table:table-cell>
          <table:table-cell office:value-type="float" office:value="1432438881" calcext:value-type="float">
            <text:p>1432438881</text:p>
          </table:table-cell>
          <table:table-cell office:value-type="float" office:value="1432438916" calcext:value-type="float">
            <text:p>1432438916</text:p>
          </table:table-cell>
          <table:table-cell office:value-type="string" calcext:value-type="string">
            <text:p>6382* timepix issue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63504" calcext:value-type="float">
            <text:p>6350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38859" calcext:value-type="float">
            <text:p>1432438859</text:p>
          </table:table-cell>
          <table:table-cell office:value-type="float" office:value="1432438881" calcext:value-type="float">
            <text:p>1432438881</text:p>
          </table:table-cell>
          <table:table-cell office:value-type="float" office:value="1432439736" calcext:value-type="float">
            <text:p>1432439736</text:p>
          </table:table-cell>
          <table:table-cell office:value-type="float" office:value="6383" calcext:value-type="float">
            <text:p>6383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150534" calcext:value-type="float">
            <text:p>15053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441629" calcext:value-type="float">
            <text:p>1432441629</text:p>
          </table:table-cell>
          <table:table-cell office:value-type="float" office:value="1432441643" calcext:value-type="float">
            <text:p>1432441643</text:p>
          </table:table-cell>
          <table:table-cell office:value-type="float" office:value="1432441701" calcext:value-type="float">
            <text:p>1432441701</text:p>
          </table:table-cell>
          <table:table-cell office:value-type="float" office:value="6384" calcext:value-type="float">
            <text:p>6384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8230" calcext:value-type="float">
            <text:p>14823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43559" calcext:value-type="float">
            <text:p>1432443559</text:p>
          </table:table-cell>
          <table:table-cell office:value-type="float" office:value="1432443573" calcext:value-type="float">
            <text:p>1432443573</text:p>
          </table:table-cell>
          <table:table-cell office:value-type="float" office:value="1432443597" calcext:value-type="float">
            <text:p>1432443597</text:p>
          </table:table-cell>
          <table:table-cell office:value-type="float" office:value="6385" calcext:value-type="float">
            <text:p>6385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146596" calcext:value-type="float">
            <text:p>14659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45449" calcext:value-type="float">
            <text:p>1432445449</text:p>
          </table:table-cell>
          <table:table-cell office:value-type="float" office:value="1432445496" calcext:value-type="float">
            <text:p>1432445496</text:p>
          </table:table-cell>
          <table:table-cell office:value-type="float" office:value="1432445534" calcext:value-type="float">
            <text:p>1432445534</text:p>
          </table:table-cell>
          <table:table-cell office:value-type="float" office:value="6386" calcext:value-type="float">
            <text:p>6386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38684" calcext:value-type="float">
            <text:p>3868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447360" calcext:value-type="float">
            <text:p>1432447360</text:p>
          </table:table-cell>
          <table:table-cell office:value-type="float" office:value="1432447379" calcext:value-type="float">
            <text:p>1432447379</text:p>
          </table:table-cell>
          <table:table-cell office:value-type="float" office:value="1432447407" calcext:value-type="float">
            <text:p>1432447407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62832" calcext:value-type="float">
            <text:p>6283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B, -10 degrees (no VELO sync)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float" office:value="1432450315" calcext:value-type="float">
            <text:p>1432450315</text:p>
          </table:table-cell>
          <table:table-cell table:style-name="ce2" office:value-type="float" office:value="1432450335" calcext:value-type="float">
            <text:p>1432450335</text:p>
          </table:table-cell>
          <table:table-cell table:style-name="ce2" office:value-type="float" office:value="1432450474" calcext:value-type="float">
            <text:p>143245047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-10" calcext:value-type="float">
            <text:p>-10</text:p>
          </table:table-cell>
          <table:table-cell office:value-type="float" office:value="102670" calcext:value-type="float">
            <text:p>10267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452296" calcext:value-type="float">
            <text:p>1432452296</text:p>
          </table:table-cell>
          <table:table-cell table:style-name="ce2" office:value-type="float" office:value="1432452309" calcext:value-type="float">
            <text:p>1432452309</text:p>
          </table:table-cell>
          <table:table-cell table:style-name="ce2" office:value-type="float" office:value="1432452336" calcext:value-type="float">
            <text:p>143245233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101766" calcext:value-type="float">
            <text:p>10176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455251" calcext:value-type="float">
            <text:p>1432455251</text:p>
          </table:table-cell>
          <table:table-cell table:style-name="ce2" office:value-type="float" office:value="1432455275" calcext:value-type="float">
            <text:p>1432455275</text:p>
          </table:table-cell>
          <table:table-cell office:value-type="float" office:value="1432455299" calcext:value-type="float">
            <text:p>143245529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94364" calcext:value-type="float">
            <text:p>943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457135" calcext:value-type="float">
            <text:p>1432457135</text:p>
          </table:table-cell>
          <table:table-cell office:value-type="float" office:value="1432457149" calcext:value-type="float">
            <text:p>1432457149</text:p>
          </table:table-cell>
          <table:table-cell office:value-type="float" office:value="1432457179" calcext:value-type="float">
            <text:p>143245717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99372" calcext:value-type="float">
            <text:p>9937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32459023" calcext:value-type="float">
            <text:p>1432459023</text:p>
          </table:table-cell>
          <table:table-cell office:value-type="float" office:value="1432459040" calcext:value-type="float">
            <text:p>1432459040</text:p>
          </table:table-cell>
          <table:table-cell office:value-type="float" office:value="1432459070" calcext:value-type="float">
            <text:p>143245907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101224" calcext:value-type="float">
            <text:p>10122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B, +30 degrees (no VELO sync)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float" office:value="1432471852" calcext:value-type="float">
            <text:p>1432471852</text:p>
          </table:table-cell>
          <table:table-cell office:value-type="float" office:value="1432471889" calcext:value-type="float">
            <text:p>1432471889</text:p>
          </table:table-cell>
          <table:table-cell office:value-type="float" office:value="1432471919" calcext:value-type="float">
            <text:p>143247191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97036" calcext:value-type="float">
            <text:p>9703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73756" calcext:value-type="float">
            <text:p>1432473756</text:p>
          </table:table-cell>
          <table:table-cell table:style-name="ce5" office:value-type="float" office:value="1432473780" calcext:value-type="float">
            <text:p>1432473780</text:p>
          </table:table-cell>
          <table:table-cell table:style-name="ce5" office:value-type="float" office:value="1432473805" calcext:value-type="float">
            <text:p>143247380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95810" calcext:value-type="float">
            <text:p>9581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75634" calcext:value-type="float">
            <text:p>1432475634</text:p>
          </table:table-cell>
          <table:table-cell table:style-name="ce5" office:value-type="float" office:value="1432475653" calcext:value-type="float">
            <text:p>1432475653</text:p>
          </table:table-cell>
          <table:table-cell table:style-name="ce5" office:value-type="float" office:value="1432475693" calcext:value-type="float">
            <text:p>143247569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104596" calcext:value-type="float">
            <text:p>10459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477773" calcext:value-type="float">
            <text:p>1432477773</text:p>
          </table:table-cell>
          <table:table-cell table:style-name="ce5" office:value-type="float" office:value="1432477794" calcext:value-type="float">
            <text:p>1432477794</text:p>
          </table:table-cell>
          <table:table-cell table:style-name="ce5" office:value-type="float" office:value="1432477828" calcext:value-type="float">
            <text:p>143247782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98380" calcext:value-type="float">
            <text:p>9838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C (+25deg) with V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5.15</text:p>
          </table:table-cell>
          <table:table-cell table:style-name="ce5" office:value-type="float" office:value="1432513443" calcext:value-type="float">
            <text:p>1432513443</text:p>
          </table:table-cell>
          <table:table-cell table:style-name="ce5" office:value-type="float" office:value="1432513456" calcext:value-type="float">
            <text:p>1432513456</text:p>
          </table:table-cell>
          <table:table-cell table:style-name="ce5" office:value-type="float" office:value="1432513477" calcext:value-type="float">
            <text:p>1432513477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93854" calcext:value-type="float">
            <text:p>9385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15325" calcext:value-type="float">
            <text:p>1432515325</text:p>
          </table:table-cell>
          <table:table-cell table:style-name="ce5" office:value-type="float" office:value="1432515338" calcext:value-type="float">
            <text:p>1432515338</text:p>
          </table:table-cell>
          <table:table-cell table:style-name="ce5" office:value-type="float" office:value="1432515368" calcext:value-type="float">
            <text:p>1432515368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87926" calcext:value-type="float">
            <text:p>8792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17214" calcext:value-type="float">
            <text:p>1432517214</text:p>
          </table:table-cell>
          <table:table-cell table:style-name="ce5" office:value-type="float" office:value="1432517229" calcext:value-type="float">
            <text:p>1432517229</text:p>
          </table:table-cell>
          <table:table-cell table:style-name="ce5" office:value-type="float" office:value="1432517253" calcext:value-type="float">
            <text:p>1432517253</text:p>
          </table:table-cell>
          <table:table-cell office:value-type="float" office:value="6545" calcext:value-type="float">
            <text:p>6545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92454" calcext:value-type="float">
            <text:p>9245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19083" calcext:value-type="float">
            <text:p>1432519083</text:p>
          </table:table-cell>
          <table:table-cell table:style-name="ce5" office:value-type="float" office:value="1432519100" calcext:value-type="float">
            <text:p>1432519100</text:p>
          </table:table-cell>
          <table:table-cell table:style-name="ce5" office:value-type="float" office:value="1432519124" calcext:value-type="float">
            <text:p>1432519124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94262" calcext:value-type="float">
            <text:p>9426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20954" calcext:value-type="float">
            <text:p>1432520954</text:p>
          </table:table-cell>
          <table:table-cell table:style-name="ce5" office:value-type="float" office:value="1432520966" calcext:value-type="float">
            <text:p>1432520966</text:p>
          </table:table-cell>
          <table:table-cell table:style-name="ce5" office:value-type="float" office:value="1432520994" calcext:value-type="float">
            <text:p>1432520994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90564" calcext:value-type="float">
            <text:p>905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522835" calcext:value-type="float">
            <text:p>1432522835</text:p>
          </table:table-cell>
          <table:table-cell table:style-name="ce5" office:value-type="float" office:value="1432522849" calcext:value-type="float">
            <text:p>1432522849</text:p>
          </table:table-cell>
          <table:table-cell table:style-name="ce5" office:value-type="float" office:value="1432522874" calcext:value-type="float">
            <text:p>1432522874</text:p>
          </table:table-cell>
          <table:table-cell office:value-type="float" office:value="6548" calcext:value-type="float">
            <text:p>6548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91154" calcext:value-type="float">
            <text:p>9115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524718" calcext:value-type="float">
            <text:p>1432524718</text:p>
          </table:table-cell>
          <table:table-cell office:value-type="float" office:value="1432524738" calcext:value-type="float">
            <text:p>1432524738</text:p>
          </table:table-cell>
          <table:table-cell office:value-type="float" office:value="1432524776" calcext:value-type="float">
            <text:p>1432524776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93656" calcext:value-type="float">
            <text:p>9365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solution scan at point A (+25deg) with V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5.15</text:p>
          </table:table-cell>
          <table:table-cell office:value-type="float" office:value="1432526762" calcext:value-type="float">
            <text:p>1432526762</text:p>
          </table:table-cell>
          <table:table-cell office:value-type="float" office:value="1432526780" calcext:value-type="float">
            <text:p>1432526780</text:p>
          </table:table-cell>
          <table:table-cell office:value-type="float" office:value="1432526837" calcext:value-type="float">
            <text:p>1432526837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01078" calcext:value-type="float">
            <text:p>10107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28715" calcext:value-type="float">
            <text:p>1432528715</text:p>
          </table:table-cell>
          <table:table-cell table:style-name="ce5" office:value-type="float" office:value="1432528745" calcext:value-type="float">
            <text:p>1432528745</text:p>
          </table:table-cell>
          <table:table-cell table:style-name="ce5" office:value-type="float" office:value="1432528797" calcext:value-type="float">
            <text:p>1432528797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52696" calcext:value-type="float">
            <text:p>15269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30666" calcext:value-type="float">
            <text:p>1432530666</text:p>
          </table:table-cell>
          <table:table-cell table:style-name="ce5" office:value-type="float" office:value="1432530697" calcext:value-type="float">
            <text:p>1432530697</text:p>
          </table:table-cell>
          <table:table-cell table:style-name="ce5" office:value-type="float" office:value="1432530756" calcext:value-type="float">
            <text:p>1432530756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41226" calcext:value-type="float">
            <text:p>14122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repeated="3"/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Resolution scan at point B (0) without VELO</text:p>
          </table:table-cell>
          <table:table-cell table:style-name="ce5" table:number-columns-repeated="3"/>
          <table:table-cell table:number-columns-repeated="4"/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25.05.15</text:p>
          </table:table-cell>
          <table:table-cell office:value-type="float" office:value="1432538766" calcext:value-type="float">
            <text:p>1432538766</text:p>
          </table:table-cell>
          <table:table-cell table:style-name="ce5" office:value-type="float" office:value="1432538784" calcext:value-type="float">
            <text:p>1432538784</text:p>
          </table:table-cell>
          <table:table-cell office:value-type="float" office:value="1432538820" calcext:value-type="float">
            <text:p>143253882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02832" calcext:value-type="float">
            <text:p>10283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gap scan at point C (0) h= 68.75 cm, without VEL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5.05.15</text:p>
          </table:table-cell>
          <table:table-cell office:value-type="float" office:value="1432541736" calcext:value-type="float">
            <text:p>1432541736</text:p>
          </table:table-cell>
          <table:table-cell office:value-type="float" office:value="1432541749" calcext:value-type="float">
            <text:p>1432541749</text:p>
          </table:table-cell>
          <table:table-cell office:value-type="float" office:value="1432541781" calcext:value-type="float">
            <text:p>143254178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71750" calcext:value-type="float">
            <text:p>7175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543637" calcext:value-type="float">
            <text:p>1432543637</text:p>
          </table:table-cell>
          <table:table-cell office:value-type="float" office:value="1432543656" calcext:value-type="float">
            <text:p>1432543656</text:p>
          </table:table-cell>
          <table:table-cell office:value-type="float" office:value="1432543684" calcext:value-type="float">
            <text:p>143254368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6318" calcext:value-type="float">
            <text:p>7631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545648" calcext:value-type="float">
            <text:p>1432545648</text:p>
          </table:table-cell>
          <table:table-cell office:value-type="float" office:value="1432545663" calcext:value-type="float">
            <text:p>1432545663</text:p>
          </table:table-cell>
          <table:table-cell office:value-type="float" office:value="1432545685" calcext:value-type="float">
            <text:p>143254568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4840" calcext:value-type="float">
            <text:p>7484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1432547538" calcext:value-type="float">
            <text:p>1432547538</text:p>
          </table:table-cell>
          <table:table-cell office:value-type="float" office:value="1432547552" calcext:value-type="float">
            <text:p>1432547552</text:p>
          </table:table-cell>
          <table:table-cell office:value-type="float" office:value="1432547577" calcext:value-type="float">
            <text:p>143254757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400" calcext:value-type="float">
            <text:p>33400</text:p>
          </table:table-cell>
          <table:table-cell office:value-type="float" office:value="3.5" calcext:value-type="float">
            <text:p>3.5</text:p>
          </table:table-cell>
          <table:table-cell table:style-name="ce5" office:value-type="string" calcext:value-type="string">
            <text:p>33400 events, lost connecti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32548559" calcext:value-type="float">
            <text:p>1432548559</text:p>
          </table:table-cell>
          <table:table-cell office:value-type="float" office:value="1432548571" calcext:value-type="float">
            <text:p>1432548571</text:p>
          </table:table-cell>
          <table:table-cell office:value-type="float" office:value="1432548598" calcext:value-type="float">
            <text:p>143254859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5242" calcext:value-type="float">
            <text:p>65242</text:p>
          </table:table-cell>
          <table:table-cell office:value-type="float" office:value="3.5" calcext:value-type="float">
            <text:p>3.5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office:value-type="float" office:value="1432550500" calcext:value-type="float">
            <text:p>1432550500</text:p>
          </table:table-cell>
          <table:table-cell office:value-type="float" office:value="1432550518" calcext:value-type="float">
            <text:p>1432550518</text:p>
          </table:table-cell>
          <table:table-cell office:value-type="float" office:value="1432550552" calcext:value-type="float">
            <text:p>143255055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1592" calcext:value-type="float">
            <text:p>7159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52547" calcext:value-type="float">
            <text:p>1432552547</text:p>
          </table:table-cell>
          <table:table-cell office:value-type="float" office:value="1432552620" calcext:value-type="float">
            <text:p>1432552620</text:p>
          </table:table-cell>
          <table:table-cell office:value-type="float" office:value="1432552653" calcext:value-type="float">
            <text:p>143255265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4114" calcext:value-type="float">
            <text:p>7411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gap scan at point A (10deg) h= 69.5 cm, without VELO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float" office:value="1432557811" calcext:value-type="float">
            <text:p>1432557811</text:p>
          </table:table-cell>
          <table:table-cell table:style-name="ce5" office:value-type="float" office:value="1432557864" calcext:value-type="float">
            <text:p>1432557864</text:p>
          </table:table-cell>
          <table:table-cell table:style-name="ce5" office:value-type="float" office:value="1432557910" calcext:value-type="float">
            <text:p>14325579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office:value-type="float" office:value="7114" calcext:value-type="float">
            <text:p>711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57811" calcext:value-type="float">
            <text:p>1432557811</text:p>
          </table:table-cell>
          <table:table-cell table:style-name="ce5" office:value-type="float" office:value="1432557864" calcext:value-type="float">
            <text:p>1432557864</text:p>
          </table:table-cell>
          <table:table-cell table:style-name="ce5" office:value-type="float" office:value="1432558160" calcext:value-type="float">
            <text:p>143255816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60181" calcext:value-type="float">
            <text:p>1432560181</text:p>
          </table:table-cell>
          <table:table-cell table:style-name="ce5" office:value-type="float" office:value="1432560287" calcext:value-type="float">
            <text:p>1432560287</text:p>
          </table:table-cell>
          <table:table-cell office:value-type="float" office:value="1432560341" calcext:value-type="float">
            <text:p>143256034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office:value-type="float" office:value="88904" calcext:value-type="float">
            <text:p>8890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62362" calcext:value-type="float">
            <text:p>1432562362</text:p>
          </table:table-cell>
          <table:table-cell table:style-name="ce5" office:value-type="float" office:value="1432562384" calcext:value-type="float">
            <text:p>1432562384</text:p>
          </table:table-cell>
          <table:table-cell table:style-name="ce5" office:value-type="float" office:value="1432562426" calcext:value-type="float">
            <text:p>143256242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98580" calcext:value-type="float">
            <text:p>9858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564436" calcext:value-type="float">
            <text:p>1432564436</text:p>
          </table:table-cell>
          <table:table-cell office:value-type="float" office:value="1432564447" calcext:value-type="float">
            <text:p>1432564447</text:p>
          </table:table-cell>
          <table:table-cell office:value-type="float" office:value="1432564473" calcext:value-type="float">
            <text:p>143256447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office:value-type="float" office:value="100852" calcext:value-type="float">
            <text:p>10085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571481" calcext:value-type="float">
            <text:p>1432571481</text:p>
          </table:table-cell>
          <table:table-cell office:value-type="float" office:value="1432571499" calcext:value-type="float">
            <text:p>1432571499</text:p>
          </table:table-cell>
          <table:table-cell office:value-type="float" office:value="1432571673" calcext:value-type="float">
            <text:p>143257167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office:value-type="float" office:value="82942" calcext:value-type="float">
            <text:p>8294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573623" calcext:value-type="float">
            <text:p>1432573623</text:p>
          </table:table-cell>
          <table:table-cell office:value-type="float" office:value="1432573639" calcext:value-type="float">
            <text:p>1432573639</text:p>
          </table:table-cell>
          <table:table-cell office:value-type="float" office:value="1432573701" calcext:value-type="float">
            <text:p>143257370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office:value-type="float" office:value="94542" calcext:value-type="float">
            <text:p>9454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575539" calcext:value-type="float">
            <text:p>1432575539</text:p>
          </table:table-cell>
          <table:table-cell office:value-type="float" office:value="1432575555" calcext:value-type="float">
            <text:p>1432575555</text:p>
          </table:table-cell>
          <table:table-cell office:value-type="float" office:value="1432575610" calcext:value-type="float">
            <text:p>14325756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office:value-type="float" office:value="109974" calcext:value-type="float">
            <text:p>10997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577487" calcext:value-type="float">
            <text:p>1432577487</text:p>
          </table:table-cell>
          <table:table-cell office:value-type="float" office:value="1432577502" calcext:value-type="float">
            <text:p>1432577502</text:p>
          </table:table-cell>
          <table:table-cell office:value-type="float" office:value="1432577661" calcext:value-type="float">
            <text:p>143257766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.5" calcext:value-type="float">
            <text:p>69.5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39808" calcext:value-type="float">
            <text:p>3980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gap scan at point C (10deg) h= 68.8 cm, without VELO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float" office:value="1432578897" calcext:value-type="float">
            <text:p>1432578897</text:p>
          </table:table-cell>
          <table:table-cell table:style-name="ce5" office:value-type="float" office:value="1432578910" calcext:value-type="float">
            <text:p>1432578910</text:p>
          </table:table-cell>
          <table:table-cell office:value-type="float" office:value="1432579555" calcext:value-type="float">
            <text:p>143257955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8" calcext:value-type="float">
            <text:p>68.8</text:p>
          </table:table-cell>
          <table:table-cell office:value-type="float" office:value="10" calcext:value-type="float">
            <text:p>10</text:p>
          </table:table-cell>
          <table:table-cell office:value-type="float" office:value="109638" calcext:value-type="float">
            <text:p>10963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581642" calcext:value-type="float">
            <text:p>1432581642</text:p>
          </table:table-cell>
          <table:table-cell office:value-type="float" office:value="1432581660" calcext:value-type="float">
            <text:p>1432581660</text:p>
          </table:table-cell>
          <table:table-cell office:value-type="float" office:value="1432581684" calcext:value-type="float">
            <text:p>143258168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8" calcext:value-type="float">
            <text:p>68.8</text:p>
          </table:table-cell>
          <table:table-cell office:value-type="float" office:value="10" calcext:value-type="float">
            <text:p>10</text:p>
          </table:table-cell>
          <table:table-cell office:value-type="float" office:value="94938" calcext:value-type="float">
            <text:p>9493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32583540" calcext:value-type="float">
            <text:p>1432583540</text:p>
          </table:table-cell>
          <table:table-cell office:value-type="float" office:value="1432583555" calcext:value-type="float">
            <text:p>1432583555</text:p>
          </table:table-cell>
          <table:table-cell office:value-type="float" office:value="1432583620" calcext:value-type="float">
            <text:p>143258362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8" calcext:value-type="float">
            <text:p>68.8</text:p>
          </table:table-cell>
          <table:table-cell office:value-type="float" office:value="10" calcext:value-type="float">
            <text:p>10</text:p>
          </table:table-cell>
          <table:table-cell office:value-type="float" office:value="69382" calcext:value-type="float">
            <text:p>6938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style-name="Default"/>
          <table:table-cell table:style-name="Default" office:value-type="float" office:value="1432589644" calcext:value-type="float">
            <text:p>1432589644</text:p>
          </table:table-cell>
          <table:table-cell table:style-name="Default" office:value-type="float" office:value="1432589662" calcext:value-type="float">
            <text:p>1432589662</text:p>
          </table:table-cell>
          <table:table-cell table:style-name="Default" office:value-type="float" office:value="1432589700" calcext:value-type="float">
            <text:p>143258970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8" calcext:value-type="float">
            <text:p>68.8</text:p>
          </table:table-cell>
          <table:table-cell office:value-type="float" office:value="10" calcext:value-type="float">
            <text:p>10</text:p>
          </table:table-cell>
          <table:table-cell office:value-type="float" office:value="96304" calcext:value-type="float">
            <text:p>9630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591569" calcext:value-type="float">
            <text:p>1432591569</text:p>
          </table:table-cell>
          <table:table-cell office:value-type="float" office:value="1432591583" calcext:value-type="float">
            <text:p>1432591583</text:p>
          </table:table-cell>
          <table:table-cell office:value-type="float" office:value="1432591611" calcext:value-type="float">
            <text:p>14325916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8" calcext:value-type="float">
            <text:p>68.8</text:p>
          </table:table-cell>
          <table:table-cell office:value-type="float" office:value="10" calcext:value-type="float">
            <text:p>10</text:p>
          </table:table-cell>
          <table:table-cell office:value-type="float" office:value="109680" calcext:value-type="float">
            <text:p>109680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593622" calcext:value-type="float">
            <text:p>1432593622</text:p>
          </table:table-cell>
          <table:table-cell office:value-type="float" office:value="1432593638" calcext:value-type="float">
            <text:p>1432593638</text:p>
          </table:table-cell>
          <table:table-cell office:value-type="float" office:value="1432593665" calcext:value-type="float">
            <text:p>143259366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8" calcext:value-type="float">
            <text:p>68.8</text:p>
          </table:table-cell>
          <table:table-cell office:value-type="float" office:value="10" calcext:value-type="float">
            <text:p>10</text:p>
          </table:table-cell>
          <table:table-cell office:value-type="float" office:value="103498" calcext:value-type="float">
            <text:p>10349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595679" calcext:value-type="float">
            <text:p>1432595679</text:p>
          </table:table-cell>
          <table:table-cell office:value-type="float" office:value="1432595698" calcext:value-type="float">
            <text:p>1432595698</text:p>
          </table:table-cell>
          <table:table-cell office:value-type="float" office:value="1432595724" calcext:value-type="float">
            <text:p>143259572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8.8" calcext:value-type="float">
            <text:p>68.8</text:p>
          </table:table-cell>
          <table:table-cell office:value-type="float" office:value="10" calcext:value-type="float">
            <text:p>10</text:p>
          </table:table-cell>
          <table:table-cell office:value-type="float" office:value="21326" calcext:value-type="float">
            <text:p>2132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resolution scan at point A 25deg h=72.4cm overnight w velo sync (should take ~ 200 k)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432598239" calcext:value-type="float">
            <text:p>1432598239</text:p>
          </table:table-cell>
          <table:table-cell office:value-type="float" office:value="1432598257" calcext:value-type="float">
            <text:p>1432598257</text:p>
          </table:table-cell>
          <table:table-cell office:value-type="float" office:value="1432598371" calcext:value-type="float">
            <text:p>1432598371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office:value-type="float" office:value="105984" calcext:value-type="float">
            <text:p>10598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600238" calcext:value-type="float">
            <text:p>1432600238</text:p>
          </table:table-cell>
          <table:table-cell office:value-type="float" office:value="1432600251" calcext:value-type="float">
            <text:p>1432600251</text:p>
          </table:table-cell>
          <table:table-cell office:value-type="float" office:value="1432600339" calcext:value-type="float">
            <text:p>1432600339</text:p>
          </table:table-cell>
          <table:table-cell office:value-type="float" office:value="6637" calcext:value-type="float">
            <text:p>6637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office:value-type="float" office:value="101588" calcext:value-type="float">
            <text:p>10158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602208" calcext:value-type="float">
            <text:p>1432602208</text:p>
          </table:table-cell>
          <table:table-cell office:value-type="float" office:value="1432602222" calcext:value-type="float">
            <text:p>1432602222</text:p>
          </table:table-cell>
          <table:table-cell office:value-type="float" office:value="1432602293" calcext:value-type="float">
            <text:p>1432602293</text:p>
          </table:table-cell>
          <table:table-cell office:value-type="float" office:value="6638" calcext:value-type="float">
            <text:p>6638</text:p>
          </table:table-cell>
          <table:table-cell office:value-type="string" calcext:value-type="string">
            <text:p>A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office:value-type="float" office:value="3892" calcext:value-type="float">
            <text:p>3892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resolution scan at point B 25deg h=72.4cm <text:s/>overnight w velo sync (should take ~ 400 k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1432602625" calcext:value-type="float">
            <text:p>1432602625</text:p>
          </table:table-cell>
          <table:table-cell office:value-type="float" office:value="1432602636" calcext:value-type="float">
            <text:p>1432602636</text:p>
          </table:table-cell>
          <table:table-cell office:value-type="float" office:value="1432602755" calcext:value-type="float">
            <text:p>1432602755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office:value-type="float" office:value="103548" calcext:value-type="float">
            <text:p>10354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604627" calcext:value-type="float">
            <text:p>1432604627</text:p>
          </table:table-cell>
          <table:table-cell office:value-type="float" office:value="1432604640" calcext:value-type="float">
            <text:p>1432604640</text:p>
          </table:table-cell>
          <table:table-cell office:value-type="float" office:value="1432605806" calcext:value-type="float">
            <text:p>1432605806</text:p>
          </table:table-cell>
          <table:table-cell office:value-type="float" office:value="6641" calcext:value-type="float">
            <text:p>6641</text:p>
          </table:table-cell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office:value-type="float" office:value="101724" calcext:value-type="float">
            <text:p>10172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2607750" calcext:value-type="float">
            <text:p>1432607750</text:p>
          </table:table-cell>
          <table:table-cell office:value-type="float" office:value="1432607765" calcext:value-type="float">
            <text:p>1432607765</text:p>
          </table:table-cell>
          <table:table-cell office:value-type="float" office:value="1432607834" calcext:value-type="float">
            <text:p>1432607834</text:p>
          </table:table-cell>
          <table:table-cell office:value-type="float" office:value="6642" calcext:value-type="float">
            <text:p>6642</text:p>
          </table:table-cell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office:value-type="float" office:value="95464" calcext:value-type="float">
            <text:p>954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32609827" calcext:value-type="float">
            <text:p>1432609827</text:p>
          </table:table-cell>
          <table:table-cell office:value-type="float" office:value="1432609844" calcext:value-type="float">
            <text:p>1432609844</text:p>
          </table:table-cell>
          <table:table-cell table:style-name="ce5" office:value-type="float" office:value="1432609880" calcext:value-type="float">
            <text:p>1432609880</text:p>
          </table:table-cell>
          <table:table-cell office:value-type="float" office:value="6643" calcext:value-type="float">
            <text:p>6643</text:p>
          </table:table-cell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03718" calcext:value-type="float">
            <text:p>10371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432611779" calcext:value-type="float">
            <text:p>1432611779</text:p>
          </table:table-cell>
          <table:table-cell office:value-type="float" office:value="1432611797" calcext:value-type="float">
            <text:p>1432611797</text:p>
          </table:table-cell>
          <table:table-cell office:value-type="float" office:value="1432611835" calcext:value-type="float">
            <text:p>1432611835</text:p>
          </table:table-cell>
          <table:table-cell office:value-type="float" office:value="6644" calcext:value-type="float">
            <text:p>6644</text:p>
          </table:table-cell>
          <table:table-cell office:value-type="string" calcext:value-type="string">
            <text:p>B</text:p>
          </table:table-cell>
          <table:table-cell office:value-type="float" office:value="72.4" calcext:value-type="float">
            <text:p>72.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00594" calcext:value-type="float">
            <text:p>10059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olution scan at point C , 30 deg h=72.4cm w velo sync</text:p>
          </table:table-cell>
          <table:table-cell table:number-columns-repeated="7"/>
          <table:table-cell table:style-name="ce5"/>
          <table:table-cell table:number-columns-repeated="1015"/>
        </table:table-row>
        <table:table-row table:style-name="ro1">
          <table:table-cell/>
          <table:table-cell office:value-type="float" office:value="1432615286" calcext:value-type="float">
            <text:p>1432615286</text:p>
          </table:table-cell>
          <table:table-cell office:value-type="float" office:value="1432615300" calcext:value-type="float">
            <text:p>1432615300</text:p>
          </table:table-cell>
          <table:table-cell office:value-type="float" office:value="1432615375" calcext:value-type="float">
            <text:p>1432615375</text:p>
          </table:table-cell>
          <table:table-cell office:value-type="float" office:value="6645" calcext:value-type="float">
            <text:p>6645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72.4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97158" calcext:value-type="float">
            <text:p>9715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3" table:number-rows-repeated="10481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3:36:04.060692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6:33:28</meta:creation-date>
    <dc:date>2015-05-28T17:48:38.284883689</dc:date>
    <meta:editing-duration>P9DT10H40M10S</meta:editing-duration>
    <meta:editing-cycles>152</meta:editing-cycles>
    <meta:generator>LibreOffice/4.2.6.3$Linux_X86_64 LibreOffice_project/420m0$Build-3</meta:generator>
    <dc:creator>Max Neuner</dc:creator>
    <meta:document-statistic meta:table-count="1" meta:cell-count="2822" meta:object-count="0"/>
    <meta:user-defined meta:name="qrichtext">1</meta:user-defined>
  </office:meta>
</office:document-meta>
</file>